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style>
    <style:style style:name="P6"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1cm" fo:margin-right="0cm" fo:text-align="justify" style:justify-single-word="false" fo:text-indent="-0.499cm" style:auto-text-indent="false">
        <style:tab-stops/>
      </style:paragraph-properties>
    </style:style>
    <style:style style:name="P10" style:family="paragraph" style:parent-style-name="Standard" style:master-page-name="">
      <style:paragraph-properties fo:margin-left="0.921cm" fo:margin-right="0.921cm" fo:text-align="justify" style:justify-single-word="false" fo:text-indent="0cm" style:auto-text-indent="false" style:page-number="auto"/>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style:font-name="Century Schoolbook L" fo:font-size="10.1000003814697pt" fo:font-style="normal" fo:font-weight="bold" style:font-size-asian="10.1000003814697pt" style:font-style-asian="normal" style:font-weight-asian="bold" style:font-size-complex="10.1000003814697pt" style:font-style-complex="normal" style:font-weight-complex="bold"/>
    </style:style>
    <style:style style:name="P14" style:family="paragraph" style:parent-style-name="Standard">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16" style:family="paragraph" style:parent-style-name="Standard" style:list-style-name="L1" style:master-page-name="">
      <style:paragraph-properties fo:margin-left="0cm" fo:margin-right="0cm" fo:margin-top="0cm" fo:margin-bottom="0cm" fo:text-align="justify" style:justify-single-word="false" fo:text-indent="0.508cm" style:auto-text-indent="false" style:page-number="auto"/>
      <style:text-properties style:font-name="Times New Roman" fo:font-size="10.1000003814697pt" fo:language="it" fo:country="IT" fo:font-weight="normal" style:font-size-asian="10.1000003814697pt" style:font-weight-asian="normal" style:font-size-complex="10.1000003814697pt" style:font-weight-complex="normal"/>
    </style:style>
    <style:style style:name="P17" style:family="paragraph" style:parent-style-name="Standard" style:master-page-name="">
      <style:paragraph-properties fo:margin-left="0cm" fo:margin-right="0cm" fo:margin-top="0cm" fo:margin-bottom="0cm" fo:text-align="justify" style:justify-single-word="false" fo:text-indent="0.508cm" style:auto-text-indent="false" style:page-number="auto">
        <style:tab-stops/>
      </style:paragraph-properties>
      <style:text-properties fo:language="it" fo:country="IT"/>
    </style:style>
    <style:style style:name="P18"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list-style-name="Numbering_20_1">
      <style:paragraph-properties fo:margin-left="1cm" fo:margin-right="0cm" fo:text-align="justify" style:justify-single-word="false" fo:text-indent="-0.499cm" style:auto-text-indent="false">
        <style:tab-stops/>
      </style:paragraph-properties>
    </style:style>
    <style:style style:name="P20"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1"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22" style:family="paragraph" style:parent-style-name="Heading_20_1">
      <style:paragraph-properties fo:text-align="center" style:justify-single-word="false"/>
      <style:text-properties style:font-name="Century Schoolbook L" fo:font-size="14pt" style:font-size-asian="14pt" style:font-size-complex="14pt"/>
    </style:style>
    <style:style style:name="P23" style:family="paragraph" style:parent-style-name="Heading_20_2">
      <style:text-properties fo:font-size="12pt" fo:font-style="normal" style:font-size-asian="12pt" style:font-style-asian="normal" style:font-size-complex="12pt" style:font-style-complex="normal"/>
    </style:style>
    <style:style style:name="P24"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6" style:family="paragraph">
      <style:paragraph-properties fo:text-align="start" style:writing-mode="lr-tb"/>
    </style:style>
    <style:style style:name="P27"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bold" style:font-size-asian="10.1000003814697pt" style:font-weight-asian="bold" style:font-size-complex="10.1000003814697pt" style:font-weight-complex="bold"/>
    </style:style>
    <style:style style:name="T4" style:family="text">
      <style:text-properties style:font-name="Times New Roman" fo:font-size="10.1000003814697pt" fo:font-weight="normal" style:font-size-asian="10.1000003814697pt" style:font-weight-asian="normal" style:font-size-complex="10.1000003814697pt" style:font-weight-complex="normal"/>
    </style:style>
    <style:style style:name="T5" style:family="text">
      <style:text-properties style:font-name="Century Schoolbook L" fo:font-weight="bold" style:font-weight-asian="bold" style:font-weight-complex="bold"/>
    </style:style>
    <style:style style:name="T6" style:family="text">
      <style:text-properties style:font-name="Century Schoolbook L" fo:font-style="normal" fo:font-weight="bold" style:font-style-asian="normal" style:font-weight-asian="bold" style:font-style-complex="normal"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language="it" fo:country="IT"/>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90000009536743pt" style:font-size-asian="6.90000009536743pt" style:font-name-complex="Arial1" style:font-size-complex="6.90000009536743pt"/>
    </style:style>
    <style:style style:name="T13" style:family="text">
      <style:text-properties fo:color="#000000" style:font-name="Arial1" fo:font-size="7.09999990463257pt" style:font-size-asian="7.09999990463257pt" style:font-name-complex="Arial1" style:font-size-complex="7.09999990463257pt"/>
    </style:style>
    <style:style style:name="T14" style:family="text">
      <style:text-properties fo:color="#000000" style:font-name="Arial1" fo:font-size="6.09999990463257pt" style:font-size-asian="6.09999990463257pt" style:font-name-complex="Arial1" style:font-size-complex="6.09999990463257pt"/>
    </style:style>
    <style:style style:name="T15" style:family="text">
      <style:text-properties fo:color="#000000" style:font-name="Times New Roman1" fo:font-size="11pt" fo:font-style="italic" style:font-size-asian="11pt" style:font-name-complex="Times New Roman1" style:font-size-complex="11pt" style:font-style-complex="italic"/>
    </style:style>
    <style:style style:name="T16"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7" style:family="text">
      <style:text-properties fo:color="#000000" style:font-name="OpenSymbol" fo:font-size="11pt" style:font-size-asian="11pt" style:font-name-complex="OpenSymbol" style:font-size-complex="11pt"/>
    </style:style>
    <style:style style:name="T18" style:family="text">
      <style:text-properties fo:color="#000000" style:font-name="OpenSymbol" fo:font-size="29.8999996185303pt" style:font-size-asian="29.8999996185303pt" style:font-name-complex="OpenSymbol" style:font-size-complex="29.8999996185303pt"/>
    </style:style>
    <style:style style:name="T19" style:family="text">
      <style:text-properties fo:color="#000000" style:font-name="Times New Roman1" fo:font-size="11pt" style:font-size-asian="11pt" style:font-name-complex="Times New Roman1" style:font-size-complex="11pt"/>
    </style:style>
    <style:style style:name="T20" style:family="text">
      <style:text-properties fo:color="#000000" style:font-name="OpenSymbol" fo:font-size="16pt" style:font-size-asian="16pt" style:font-name-complex="OpenSymbol" style:font-size-complex="16pt"/>
    </style:style>
    <style:style style:name="T21" style:family="text">
      <style:text-properties fo:color="#000000" style:font-name="OpenSymbol" fo:font-size="6.59999990463257pt" style:font-size-asian="6.59999990463257pt" style:font-name-complex="OpenSymbol" style:font-size-complex="6.59999990463257pt"/>
    </style:style>
    <style:style style:name="T22" style:family="text">
      <style:text-properties fo:color="#000000" style:font-name="Times New Roman1" fo:font-size="6.59999990463257pt" style:font-size-asian="6.59999990463257pt" style:font-name-complex="Times New Roman1" style:font-size-complex="6.59999990463257pt"/>
    </style:style>
    <style:style style:name="T23" style:family="text">
      <style:text-properties fo:color="#000000" style:font-name="OpenSymbol" fo:font-size="14.6000003814697pt" style:font-size-asian="14.6000003814697pt" style:font-name-complex="OpenSymbol" style:font-size-complex="14.6000003814697pt"/>
    </style:style>
    <style:style style:name="T24" style:family="text">
      <style:text-properties fo:color="#000000" style:font-name="Courier New" fo:font-size="8pt" style:font-size-asian="8pt" style:font-name-complex="Courier New" style:font-size-complex="8pt"/>
    </style:style>
    <style:style style:name="T25"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6" style:family="graphic">
      <style:graphic-properties style:run-through="foreground" style:vertical-pos="middle" style:vertical-rel="baselin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88" style:family="graphic">
      <style:graphic-properties draw:stroke="dash" svg:stroke-color="#000000" draw:marker-start="" draw:marker-end="" draw:fill="none"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Bitcoin: un sistema di moneta elettronica peer-to-peer</text:h>
      <text:p text:style-name="P2"/>
      <text:p text:style-name="P2">Satoshi Nakamoto</text:p>
      <text:p text:style-name="P2">satoshin@gmx.com</text:p>
      <text:p text:style-name="P2">www.bitcoin.org</text:p>
      <text:p text:style-name="P2"/>
      <text:p text:style-name="P2">Translated in Italian from bitcoin.org/bitcoin.pdf</text:p>
      <text:p text:style-name="P2">by @terzim</text:p>
      <text:p text:style-name="P2"/>
      <text:p text:style-name="P10"><text:span text:style-name="T3">Sommario. <text:s/></text:span><text:span text:style-name="T4">Una versione puramente peer-to-peer di denaro elettronico permetterebbe di spedire direttamente pagamenti online da un'entita' ad un'altra senza passare per un'istituzione finanziaria. <text:s/>Le firme digitali offrono una soluzione parziale al problema, ma i benefici principali sono persi se una terza persona fidata e' ancora richiesta per prevenire il double-spend. </text:span><text:bookmark text:name="result_box"/><text:span text:style-name="T10">Proponiamo una soluzione al problema del double-spend tramite l'uso di una rete peer-to-peer. La rete stampa un marcatore temporale sulle transazioni facendo hashing sulle stesse e incatenandole in una catena di proof-of-work basata sugli hash, formando una registrazione che non può essere modificata senza rifare la proof-of-work. La catena più lunga non solo serve come prova della sequenza di eventi ai quali si e' assistito, ma anche prova che proviene dal gruppo più grande di potenza CPU. Fintanto che la maggior parte della potenza CPU è controllata da nodi che non cooperano per attaccare la rete, questi genereranno la catena più lunga e supereranno gli attaccanti. La rete stessa richiede una struttura minimale. I messaggi sono trasmessi su base best effort, e i nodi possono lasciare e ricongiungersi con la rete a loro volontà, accettando la catena proof-of-work più lunga come prova di quello che è successo mentre erano non erano presenti.</text:span> </text:p>
      <text:h text:style-name="P23" text:outline-level="2"><text:span text:style-name="T5">1. <text:s text:c="3"/>Introduzione</text:span> </text:h>
      <text:p text:style-name="P11"><text:bookmark text:name="result_box1"/>Il commercio su Internet fa affidamento quasi esclusivamente sulle istituzioni finanziarie che servono come terze parti fidate per elaborare i pagamenti elettronici. Nonostante il sistema funzioni abbastanza bene per la maggior parte delle transazioni, esso soffre ancora delle intrinseche debolezze di un modello basato sulla fiducia. Transazioni totalmente irreversibili non sono realmente possibili, dal momento che le istituzioni finanziarie non possono evitare le dispute di mediazione. Il costo dell' intermediazione aumenta i costi di transazione, limitando la dimensione minima delle transazioni praticabili ed escludendo la possibilità di piccole transazioni occasionali, e c'è un costo più ampio collegato alla perdita della capacità di effettuare pagamenti non reversibili per i servizi reversibili. Con la possibilità di reversibilita', si diffonde la necessità di fiducia. I commercianti devono diffidare dei loro clienti, tormentandolo con richieste di maggiori informazioni di quanto non sarebbe altrimenti necessario. Una certa percentuale di frodi è accettata come inevitabile. Tali costi e le incertezze di pagamento possono essere evitati <text:s/>utilizzando moneta fisica di persona, ma non esiste alcun meccanismo per effettuare pagamenti per attraverso un mezzo di comunicazione senza un'entita' di fiducia.</text:p>
      <text:p text:style-name="P3"><text:span text:style-name="T10"><text:line-break/>E' dunque necessario un sistema di pagamento elettronico basato su prova crittografica invece che sulla fiducia, che consenta a due controparti qualsiasi negoziare direttamente tra loro senza la necessità di una terza parte di fiducia. Le transazioni che sono computazionalmente impraticabili da invertire proteggerebbero i venditori dalle frodi, e meccanismi consuetudinari di deposito di garanzia potrebbero essere facilmente implementati per proteggere gli acquirenti. In questo lavoro, proponiamo una soluzione al problema del double-spend utilizzando un server di </text:span><text:soft-page-break/><text:span text:style-name="T10">marcatura temporale distribuito peer-to-peer per generare la prova computazionale dell'ordine cronologico delle transazioni. Il sistema è sicuro fintanto che i nodi onesti controllano collettivamente più potenza CPU rispetto a qualsiasi gruppo collaborativo di nodi attaccanti.</text:span></text:p>
      <text:h text:style-name="P24" text:outline-level="2">2. <text:s text:c="3"/>Le Transazioni</text:h>
      <text:p text:style-name="P3">Definiamo come valuta elettronica una catena di firme digitali. <text:s/>Ciascun proprietario trasferisce valuta al successivo firmando digitalmente un hash della transazione precedente e la chiave pubblica del proprietario successivo e aggiungendo le stesse alla fine della valuta. Colui che riceve un pagamento puo' verificare le firme digitali per verificare la catena di proprieta'.</text:p>
      <text:p text:style-name="P3"/>
      <text:p text:style-name="P4"><draw:g text:anchor-type="as-char" draw:z-index="13" draw:style-name="gr56"><draw:polygon draw:style-name="gr4" svg:width="2.161cm" svg:height="3.933cm" svg:x="0.591cm" svg:y="0cm" svg:viewBox="0 0 2162 3934" draw:points="1083,3934 0,3934 0,0 2162,0 2162,3934"><text:p/></draw:polygon><draw:polygon draw:style-name="gr4" svg:width="1.767cm" svg:height="0.786cm" svg:x="0.788cm" svg:y="0.589cm" svg:viewBox="0 0 1768 787" draw:points="886,787 0,787 0,0 1768,0 1768,787"><text:p/></draw:polygon><draw:frame draw:style-name="gr85" draw:text-style-name="P27" svg:width="1.354cm" svg:height="0.288cm" svg:x="0.778cm" svg:y="0.141cm"><draw:text-box><text:p text:style-name="P26"><text:span text:style-name="T25">Transazione</text:span></text:p></draw:text-box></draw:frame><draw:frame draw:style-name="gr86" draw:text-style-name="P27" svg:width="1.35cm" svg:height="0.574cm" svg:x="1.12cm" svg:y="0.737cm"><draw:text-box><text:p text:style-name="P26"><text:span text:style-name="T25">Chiave Pub.</text:span></text:p><text:p text:style-name="P26"><text:span text:style-name="T25">Propr. 1</text:span></text:p></draw:text-box></draw:frame><draw:polygon draw:style-name="gr4" svg:width="1.375cm" svg:height="0.785cm" svg:x="0.986cm" svg:y="2.946cm" svg:viewBox="0 0 1376 786" draw:points="688,786 0,786 0,0 1376,0 1376,786"><text:p/></draw:polygon><draw:frame draw:style-name="gr86" draw:text-style-name="P27" svg:width="1.101cm" svg:height="0.288cm" svg:x="1.127cm" svg:y="3.09cm"><draw:text-box><text:p text:style-name="P26"><text:span text:style-name="T25">Firma del </text:span></text:p></draw:text-box></draw:frame><draw:polygon draw:style-name="gr5" svg:width="0.785cm" svg:height="0.394cm" svg:x="1.18cm" svg:y="1.965cm" svg:viewBox="0 0 786 395" draw:points="395,395 0,395 0,0 786,0 786,395"><text:p/></draw:polygon><draw:polygon draw:style-name="gr6" svg:width="0.785cm" svg:height="0.394cm" svg:x="1.18cm" svg:y="1.965cm" svg:viewBox="0 0 786 395" draw:points="395,395 0,395 0,0 786,0 786,395"><text:p/></draw:polygon><draw:frame draw:style-name="gr87" draw:text-style-name="P27" svg:width="1.144cm" svg:height="0.288cm" svg:x="1.148cm" svg:y="3.362cm"><draw:text-box><text:p text:style-name="P26"><text:span text:style-name="T25">Propriet. 0</text:span></text:p></draw:text-box></draw:frame><draw:polygon draw:style-name="gr2" svg:width="0.158cm" svg:height="0.232cm" svg:x="1.691cm" svg:y="1.732cm" svg:viewBox="0 0 159 233" draw:points="78,233 0,0 159,0"><text:p/></draw:polygon><draw:line draw:style-name="gr3" svg:x1="1.768cm" svg:y1="1.377cm" svg:x2="1.768cm" svg:y2="1.779cm"><text:p/></draw:line><draw:polygon draw:style-name="gr2" svg:width="0.154cm" svg:height="0.236cm" svg:x="1.497cm" svg:y="2.714cm" svg:viewBox="0 0 155 237" draw:points="78,237 0,0 155,0"><text:p/></draw:polygon><draw:line draw:style-name="gr3" svg:x1="1.574cm" svg:y1="2.36cm" svg:x2="1.574cm" svg:y2="2.763cm"><text:p/></draw:line><draw:line draw:style-name="gr88" svg:x1="2.362cm" svg:y1="1.377cm" svg:x2="2.362cm" svg:y2="2.361cm"><text:p/></draw:line><draw:polygon draw:style-name="gr4" svg:width="2.162cm" svg:height="3.933cm" svg:x="3.737cm" svg:y="0cm" svg:viewBox="0 0 2163 3934" draw:points="1080,3934 0,3934 0,0 2163,0 2163,3934"><text:p/></draw:polygon><draw:frame draw:style-name="gr89" draw:text-style-name="P27" svg:width="0.581cm" svg:height="0.288cm" svg:x="1.293cm" svg:y="2.046cm"><draw:text-box><text:p text:style-name="P26"><text:span text:style-name="T25">Hash</text:span></text:p></draw:text-box></draw:frame><draw:polygon draw:style-name="gr4" svg:width="1.77cm" svg:height="0.786cm" svg:x="3.931cm" svg:y="0.589cm" svg:viewBox="0 0 1771 787" draw:points="886,787 0,787 0,0 1771,0 1771,787"><text:p/></draw:polygon><draw:frame draw:style-name="gr85" draw:text-style-name="P27" svg:width="1.354cm" svg:height="0.288cm" svg:x="3.932cm" svg:y="0.141cm"><draw:text-box><text:p text:style-name="P26"><text:span text:style-name="T25">Transazione</text:span></text:p></draw:text-box></draw:frame><draw:frame draw:style-name="gr86" draw:text-style-name="P27" svg:width="1.35cm" svg:height="0.288cm" svg:x="4.274cm" svg:y="0.737cm"><draw:text-box><text:p text:style-name="P26"><text:span text:style-name="T25">Chiave Pub.</text:span></text:p></draw:text-box></draw:frame><draw:polygon draw:style-name="gr4" svg:width="1.375cm" svg:height="0.785cm" svg:x="4.129cm" svg:y="2.946cm" svg:viewBox="0 0 1376 786" draw:points="688,786 0,786 0,0 1376,0 1376,786"><text:p/></draw:polygon><draw:frame draw:style-name="gr90" draw:text-style-name="P27" svg:width="1.049cm" svg:height="0.288cm" svg:x="4.239cm" svg:y="1.009cm"><draw:text-box><text:p text:style-name="P26"><text:span text:style-name="T25">Propr. 2</text:span></text:p></draw:text-box></draw:frame><draw:frame draw:style-name="gr86" draw:text-style-name="P27" svg:width="1.034cm" svg:height="0.288cm" svg:x="4.26cm" svg:y="3.09cm"><draw:text-box><text:p text:style-name="P26"><text:span text:style-name="T25">Firma del</text:span></text:p></draw:text-box></draw:frame><draw:polygon draw:style-name="gr5" svg:width="0.786cm" svg:height="0.394cm" svg:x="4.326cm" svg:y="1.965cm" svg:viewBox="0 0 787 395" draw:points="392,395 0,395 0,0 787,0 787,395"><text:p/></draw:polygon><draw:polygon draw:style-name="gr6" svg:width="0.786cm" svg:height="0.394cm" svg:x="4.326cm" svg:y="1.965cm" svg:viewBox="0 0 787 395" draw:points="392,395 0,395 0,0 787,0 787,395"><text:p/></draw:polygon><draw:frame draw:style-name="gr87" draw:text-style-name="P27" svg:width="1.144cm" svg:height="0.288cm" svg:x="4.281cm" svg:y="3.362cm"><draw:text-box><text:p text:style-name="P26"><text:span text:style-name="T25">Propriet. 1</text:span></text:p></draw:text-box></draw:frame><draw:polygon draw:style-name="gr2" svg:width="0.154cm" svg:height="0.232cm" svg:x="4.838cm" svg:y="1.732cm" svg:viewBox="0 0 155 233" draw:points="78,233 0,0 155,0"><text:p/></draw:polygon><draw:line draw:style-name="gr3" svg:x1="4.916cm" svg:y1="1.377cm" svg:x2="4.916cm" svg:y2="1.779cm"><text:p/></draw:line><draw:polygon draw:style-name="gr2" svg:width="0.158cm" svg:height="0.236cm" svg:x="4.64cm" svg:y="2.714cm" svg:viewBox="0 0 159 237" draw:points="78,237 0,0 159,0"><text:p/></draw:polygon><draw:line draw:style-name="gr3" svg:x1="4.718cm" svg:y1="2.36cm" svg:x2="4.718cm" svg:y2="2.763cm"><text:p/></draw:line><draw:polygon draw:style-name="gr2" svg:width="0.246cm" svg:height="0.165cm" svg:x="3.882cm" svg:y="2.981cm" svg:viewBox="0 0 247 166" draw:points="247,166 0,141 63,0"><text:p/></draw:polygon><draw:line draw:style-name="gr3" svg:x1="2.362cm" svg:y1="2.36cm" svg:x2="2.397cm" svg:y2="2.378cm"><text:p/></draw:line><draw:line draw:style-name="gr3" svg:x1="2.432cm" svg:y1="2.393cm" svg:x2="2.467cm" svg:y2="2.411cm"><text:p/></draw:line><draw:line draw:style-name="gr3" svg:x1="2.503cm" svg:y1="2.424cm" svg:x2="2.541cm" svg:y2="2.442cm"><text:p/></draw:line><draw:line draw:style-name="gr3" svg:x1="2.577cm" svg:y1="2.454cm" svg:x2="2.612cm" svg:y2="2.471cm"><text:p/></draw:line><draw:line draw:style-name="gr3" svg:x1="2.647cm" svg:y1="2.487cm" svg:x2="2.686cm" svg:y2="2.505cm"><text:p/></draw:line><draw:line draw:style-name="gr3" svg:x1="2.721cm" svg:y1="2.52cm" svg:x2="2.757cm" svg:y2="2.538cm"><text:p/></draw:line><draw:line draw:style-name="gr3" svg:x1="2.791cm" svg:y1="2.554cm" svg:x2="2.83cm" svg:y2="2.569cm"><text:p/></draw:line><draw:line draw:style-name="gr3" svg:x1="2.866cm" svg:y1="2.587cm" svg:x2="2.901cm" svg:y2="2.601cm"><text:p/></draw:line><draw:line draw:style-name="gr3" svg:x1="2.937cm" svg:y1="2.618cm" svg:x2="2.972cm" svg:y2="2.632cm"><text:p/></draw:line><draw:line draw:style-name="gr3" svg:x1="3.011cm" svg:y1="2.648cm" svg:x2="3.046cm" svg:y2="2.662cm"><text:p/></draw:line><draw:line draw:style-name="gr3" svg:x1="3.081cm" svg:y1="2.681cm" svg:x2="3.116cm" svg:y2="2.696cm"><text:p/></draw:line><draw:line draw:style-name="gr3" svg:x1="3.151cm" svg:y1="2.714cm" svg:x2="3.19cm" svg:y2="2.728cm"><text:p/></draw:line><draw:line draw:style-name="gr3" svg:x1="3.225cm" svg:y1="2.745cm" svg:x2="3.26cm" svg:y2="2.763cm"><text:p/></draw:line><draw:line draw:style-name="gr3" svg:x1="3.296cm" svg:y1="2.775cm" svg:x2="3.335cm" svg:y2="2.792cm"><text:p/></draw:line><draw:line draw:style-name="gr3" svg:x1="3.37cm" svg:y1="2.808cm" svg:x2="3.406cm" svg:y2="2.826cm"><text:p/></draw:line><draw:line draw:style-name="gr3" svg:x1="3.441cm" svg:y1="2.841cm" svg:x2="3.48cm" svg:y2="2.859cm"><text:p/></draw:line><draw:line draw:style-name="gr3" svg:x1="3.515cm" svg:y1="2.872cm" svg:x2="3.55cm" svg:y2="2.89cm"><text:p/></draw:line><draw:line draw:style-name="gr3" svg:x1="3.586cm" svg:y1="2.902cm" svg:x2="3.621cm" svg:y2="2.919cm"><text:p/></draw:line><draw:line draw:style-name="gr3" svg:x1="3.659cm" svg:y1="2.939cm" svg:x2="3.694cm" svg:y2="2.953cm"><text:p/></draw:line><draw:line draw:style-name="gr3" svg:x1="3.73cm" svg:y1="2.969cm" svg:x2="3.766cm" svg:y2="2.983cm"><text:p/></draw:line><draw:line draw:style-name="gr3" svg:x1="3.804cm" svg:y1="3.002cm" svg:x2="3.84cm" svg:y2="3.017cm"><text:p/></draw:line><draw:line draw:style-name="gr3" svg:x1="3.875cm" svg:y1="3.035cm" svg:x2="3.91cm" svg:y2="3.049cm"><text:p/></draw:line><draw:line draw:style-name="gr3" svg:x1="3.949cm" svg:y1="3.066cm" svg:x2="3.956cm" svg:y2="3.07cm"><text:p/></draw:line><draw:frame draw:style-name="gr89" draw:text-style-name="P27" svg:width="0.581cm" svg:height="0.288cm" svg:x="4.426cm" svg:y="2.046cm"><draw:text-box><text:p text:style-name="P26"><text:span text:style-name="T25">Hash</text:span></text:p></draw:text-box></draw:frame><draw:frame draw:style-name="gr91" draw:text-style-name="P27" svg:width="0.073cm" svg:height="0.288cm" draw:transform="rotate (-0.404916386463795) translate (2.97920833333333cm 2.48213888888889cm)"><draw:text-box><text:p text:style-name="P26"><text:span text:style-name="T25"><text:s/></text:span></text:p></draw:text-box></draw:frame><draw:line draw:style-name="gr88" svg:x1="5.504cm" svg:y1="1.377cm" svg:x2="5.504cm" svg:y2="2.361cm"><text:p/></draw:line><draw:polygon draw:style-name="gr4" svg:width="2.161cm" svg:height="3.933cm" svg:x="6.881cm" svg:y="0cm" svg:viewBox="0 0 2162 3934" draw:points="1083,3934 0,3934 0,0 2162,0 2162,3934"><text:p/></draw:polygon><draw:polygon draw:style-name="gr4" svg:width="1.767cm" svg:height="0.786cm" svg:x="7.078cm" svg:y="0.589cm" svg:viewBox="0 0 1768 787" draw:points="886,787 0,787 0,0 1768,0 1768,787"><text:p/></draw:polygon><draw:frame draw:style-name="gr85" draw:text-style-name="P27" svg:width="1.354cm" svg:height="0.288cm" svg:x="7.064cm" svg:y="0.141cm"><draw:text-box><text:p text:style-name="P26"><text:span text:style-name="T25">Transazione</text:span></text:p></draw:text-box></draw:frame><draw:frame draw:style-name="gr86" draw:text-style-name="P27" svg:width="1.35cm" svg:height="0.288cm" svg:x="7.407cm" svg:y="0.737cm"><draw:text-box><text:p text:style-name="P26"><text:span text:style-name="T25">Chiave Pub.</text:span></text:p></draw:text-box></draw:frame><draw:polygon draw:style-name="gr4" svg:width="1.375cm" svg:height="0.785cm" svg:x="7.276cm" svg:y="2.946cm" svg:viewBox="0 0 1376 786" draw:points="688,786 0,786 0,0 1376,0 1376,786"><text:p/></draw:polygon><draw:frame draw:style-name="gr90" draw:text-style-name="P27" svg:width="1.049cm" svg:height="0.288cm" svg:x="7.371cm" svg:y="1.009cm"><draw:text-box><text:p text:style-name="P26"><text:span text:style-name="T25">Propr. 3</text:span></text:p></draw:text-box></draw:frame><draw:frame draw:style-name="gr86" draw:text-style-name="P27" svg:width="1.034cm" svg:height="0.288cm" svg:x="7.414cm" svg:y="3.09cm"><draw:text-box><text:p text:style-name="P26"><text:span text:style-name="T25">Firma del</text:span></text:p></draw:text-box></draw:frame><draw:polygon draw:style-name="gr5" svg:width="0.785cm" svg:height="0.394cm" svg:x="7.469cm" svg:y="1.965cm" svg:viewBox="0 0 786 395" draw:points="395,395 0,395 0,0 786,0 786,395"><text:p/></draw:polygon><draw:polygon draw:style-name="gr6" svg:width="0.785cm" svg:height="0.394cm" svg:x="7.469cm" svg:y="1.965cm" svg:viewBox="0 0 786 395" draw:points="395,395 0,395 0,0 786,0 786,395"><text:p/></draw:polygon><draw:frame draw:style-name="gr87" draw:text-style-name="P27" svg:width="1.144cm" svg:height="0.288cm" svg:x="7.435cm" svg:y="3.362cm"><draw:text-box><text:p text:style-name="P26"><text:span text:style-name="T25">Propriet. 2</text:span></text:p></draw:text-box></draw:frame><draw:polygon draw:style-name="gr2" svg:width="0.158cm" svg:height="0.232cm" svg:x="7.981cm" svg:y="1.732cm" svg:viewBox="0 0 159 233" draw:points="78,233 0,0 159,0"><text:p/></draw:polygon><draw:line draw:style-name="gr3" svg:x1="8.058cm" svg:y1="1.377cm" svg:x2="8.058cm" svg:y2="1.779cm"><text:p/></draw:line><draw:polygon draw:style-name="gr2" svg:width="0.154cm" svg:height="0.236cm" svg:x="7.787cm" svg:y="2.714cm" svg:viewBox="0 0 155 237" draw:points="78,237 0,0 155,0"><text:p/></draw:polygon><draw:line draw:style-name="gr3" svg:x1="7.864cm" svg:y1="2.36cm" svg:x2="7.864cm" svg:y2="2.763cm"><text:p/></draw:line><draw:polygon draw:style-name="gr2" svg:width="0.154cm" svg:height="0.232cm" svg:x="7.59cm" svg:y="1.732cm" svg:viewBox="0 0 155 233" draw:points="77,233 0,0 155,0"><text:p/></draw:polygon><draw:line draw:style-name="gr3" svg:x1="7.667cm" svg:y1="1.572cm" svg:x2="7.667cm" svg:y2="1.776cm"><text:p/></draw:line><draw:polygon draw:style-name="gr2" svg:width="0.246cm" svg:height="0.165cm" svg:x="7.028cm" svg:y="2.981cm" svg:viewBox="0 0 247 166" draw:points="247,166 0,141 63,0"><text:p/></draw:polygon><draw:line draw:style-name="gr3" svg:x1="5.504cm" svg:y1="2.36cm" svg:x2="5.539cm" svg:y2="2.378cm"><text:p/></draw:line><draw:line draw:style-name="gr3" svg:x1="5.575cm" svg:y1="2.393cm" svg:x2="5.614cm" svg:y2="2.411cm"><text:p/></draw:line><draw:line draw:style-name="gr3" svg:x1="5.649cm" svg:y1="2.424cm" svg:x2="5.685cm" svg:y2="2.442cm"><text:p/></draw:line><draw:line draw:style-name="gr3" svg:x1="5.723cm" svg:y1="2.454cm" svg:x2="5.759cm" svg:y2="2.471cm"><text:p/></draw:line><draw:line draw:style-name="gr3" svg:x1="5.794cm" svg:y1="2.487cm" svg:x2="5.829cm" svg:y2="2.505cm"><text:p/></draw:line><draw:line draw:style-name="gr3" svg:x1="5.865cm" svg:y1="2.52cm" svg:x2="5.903cm" svg:y2="2.538cm"><text:p/></draw:line><draw:line draw:style-name="gr3" svg:x1="5.939cm" svg:y1="2.554cm" svg:x2="5.974cm" svg:y2="2.569cm"><text:p/></draw:line><draw:line draw:style-name="gr3" svg:x1="6.009cm" svg:y1="2.587cm" svg:x2="6.045cm" svg:y2="2.601cm"><text:p/></draw:line><draw:line draw:style-name="gr3" svg:x1="6.083cm" svg:y1="2.618cm" svg:x2="6.119cm" svg:y2="2.632cm"><text:p/></draw:line><draw:line draw:style-name="gr3" svg:x1="6.153cm" svg:y1="2.648cm" svg:x2="6.188cm" svg:y2="2.662cm"><text:p/></draw:line><draw:line draw:style-name="gr3" svg:x1="6.228cm" svg:y1="2.681cm" svg:x2="6.263cm" svg:y2="2.696cm"><text:p/></draw:line><draw:line draw:style-name="gr3" svg:x1="6.299cm" svg:y1="2.714cm" svg:x2="6.334cm" svg:y2="2.728cm"><text:p/></draw:line><draw:line draw:style-name="gr3" svg:x1="6.373cm" svg:y1="2.745cm" svg:x2="6.408cm" svg:y2="2.763cm"><text:p/></draw:line><draw:line draw:style-name="gr3" svg:x1="6.443cm" svg:y1="2.775cm" svg:x2="6.478cm" svg:y2="2.792cm"><text:p/></draw:line><draw:line draw:style-name="gr3" svg:x1="6.514cm" svg:y1="2.808cm" svg:x2="6.553cm" svg:y2="2.826cm"><text:p/></draw:line><draw:line draw:style-name="gr3" svg:x1="6.587cm" svg:y1="2.841cm" svg:x2="6.622cm" svg:y2="2.859cm"><text:p/></draw:line><draw:line draw:style-name="gr3" svg:x1="6.658cm" svg:y1="2.872cm" svg:x2="6.694cm" svg:y2="2.89cm"><text:p/></draw:line><draw:line draw:style-name="gr3" svg:x1="6.732cm" svg:y1="2.902cm" svg:x2="6.768cm" svg:y2="2.919cm"><text:p/></draw:line><draw:line draw:style-name="gr3" svg:x1="6.803cm" svg:y1="2.939cm" svg:x2="6.838cm" svg:y2="2.953cm"><text:p/></draw:line><draw:line draw:style-name="gr3" svg:x1="6.877cm" svg:y1="2.969cm" svg:x2="6.912cm" svg:y2="2.983cm"><text:p/></draw:line><draw:line draw:style-name="gr3" svg:x1="6.948cm" svg:y1="3.002cm" svg:x2="6.983cm" svg:y2="3.017cm"><text:p/></draw:line><draw:line draw:style-name="gr3" svg:x1="7.018cm" svg:y1="3.035cm" svg:x2="7.057cm" svg:y2="3.049cm"><text:p/></draw:line><draw:line draw:style-name="gr3" svg:x1="7.092cm" svg:y1="3.066cm" svg:x2="7.103cm" svg:y2="3.07cm"><text:p/></draw:line><draw:frame draw:style-name="gr89" draw:text-style-name="P27" svg:width="0.581cm" svg:height="0.288cm" svg:x="7.579cm" svg:y="2.046cm"><draw:text-box><text:p text:style-name="P26"><text:span text:style-name="T25">Hash</text:span></text:p></draw:text-box></draw:frame><draw:frame draw:style-name="gr91" draw:text-style-name="P27" svg:width="0.073cm" svg:height="0.288cm" draw:transform="rotate (-0.404916386463795) translate (6.12422222222222cm 2.48213888888889cm)"><draw:text-box><text:p text:style-name="P26"><text:span text:style-name="T25"><text:s/></text:span></text:p></draw:text-box></draw:frame><draw:frame draw:style-name="gr92" draw:text-style-name="P27" svg:width="0.673cm" svg:height="0.288cm" draw:transform="rotate (-0.409279709593779) translate (6.19830555555556cm 2.33044444444444cm)"><draw:text-box><text:p text:style-name="P26"><text:span text:style-name="T25">Valida</text:span></text:p></draw:text-box></draw:frame><draw:polygon draw:style-name="gr4" svg:width="1.77cm" svg:height="0.786cm" svg:x="3.931cm" svg:y="4.523cm" svg:viewBox="0 0 1771 787" draw:points="886,787 0,787 0,0 1771,0 1771,787"><text:p/></draw:polygon><draw:frame draw:style-name="gr86" draw:text-style-name="P27" svg:width="1.317cm" svg:height="0.288cm" svg:x="4.26cm" svg:y="4.667cm"><draw:text-box><text:p text:style-name="P26"><text:span text:style-name="T25">Chiave Priv.</text:span></text:p></draw:text-box></draw:frame><draw:polygon draw:style-name="gr4" svg:width="1.767cm" svg:height="0.786cm" svg:x="0.788cm" svg:y="4.523cm" svg:viewBox="0 0 1768 787" draw:points="886,787 0,787 0,0 1768,0 1768,787"><text:p/></draw:polygon><draw:frame draw:style-name="gr93" draw:text-style-name="P27" svg:width="1.135cm" svg:height="0.288cm" svg:x="4.179cm" svg:y="4.942cm"><draw:text-box><text:p text:style-name="P26"><text:span text:style-name="T25">Propr. 2</text:span></text:p></draw:text-box></draw:frame><draw:frame draw:style-name="gr94" draw:text-style-name="P27" svg:width="1.317cm" svg:height="0.288cm" svg:x="1.127cm" svg:y="4.667cm"><draw:text-box><text:p text:style-name="P26"><text:span text:style-name="T25">Chiave Priv.</text:span></text:p></draw:text-box></draw:frame><draw:polygon draw:style-name="gr2" svg:width="0.236cm" svg:height="0.203cm" svg:x="7.039cm" svg:y="3.537cm" svg:viewBox="0 0 237 204" draw:points="237,0 92,204 0,81"><text:p/></draw:polygon><draw:line draw:style-name="gr3" svg:x1="5.702cm" svg:y1="4.719cm" svg:x2="5.734cm" svg:y2="4.694cm"><text:p/></draw:line><draw:line draw:style-name="gr3" svg:x1="5.765cm" svg:y1="4.671cm" svg:x2="5.797cm" svg:y2="4.65cm"><text:p/></draw:line><draw:line draw:style-name="gr3" svg:x1="5.829cm" svg:y1="4.621cm" svg:x2="5.861cm" svg:y2="4.597cm"><text:p/></draw:line><draw:line draw:style-name="gr3" svg:x1="5.892cm" svg:y1="4.574cm" svg:x2="5.924cm" svg:y2="4.553cm"><text:p/></draw:line><draw:line draw:style-name="gr3" svg:x1="5.952cm" svg:y1="4.53cm" svg:x2="5.984cm" svg:y2="4.505cm"><text:p/></draw:line><draw:line draw:style-name="gr3" svg:x1="6.016cm" svg:y1="4.484cm" svg:x2="6.048cm" svg:y2="4.459cm"><text:p/></draw:line><draw:line draw:style-name="gr3" svg:x1="6.079cm" svg:y1="4.431cm" svg:x2="6.111cm" svg:y2="4.41cm"><text:p/></draw:line><draw:line draw:style-name="gr3" svg:x1="6.143cm" svg:y1="4.39cm" svg:x2="6.175cm" svg:y2="4.365cm"><text:p/></draw:line><draw:line draw:style-name="gr3" svg:x1="6.206cm" svg:y1="4.34cm" svg:x2="6.238cm" svg:y2="4.318cm"><text:p/></draw:line><draw:line draw:style-name="gr3" svg:x1="6.27cm" svg:y1="4.294cm" svg:x2="6.302cm" svg:y2="4.269cm"><text:p/></draw:line><draw:line draw:style-name="gr3" svg:x1="6.333cm" svg:y1="4.249cm" svg:x2="6.365cm" svg:y2="4.224cm"><text:p/></draw:line><draw:line draw:style-name="gr3" svg:x1="6.397cm" svg:y1="4.196cm" svg:x2="6.429cm" svg:y2="4.172cm"><text:p/></draw:line><draw:line draw:style-name="gr3" svg:x1="6.46cm" svg:y1="4.153cm" svg:x2="6.492cm" svg:y2="4.128cm"><text:p/></draw:line><draw:line draw:style-name="gr3" svg:x1="6.524cm" svg:y1="4.103cm" svg:x2="6.556cm" svg:y2="4.082cm"><text:p/></draw:line><draw:line draw:style-name="gr3" svg:x1="6.584cm" svg:y1="4.053cm" svg:x2="6.616cm" svg:y2="4.029cm"><text:p/></draw:line><draw:line draw:style-name="gr3" svg:x1="6.647cm" svg:y1="4.006cm" svg:x2="6.679cm" svg:y2="3.985cm"><text:p/></draw:line><draw:line draw:style-name="gr3" svg:x1="6.711cm" svg:y1="3.962cm" svg:x2="6.743cm" svg:y2="3.937cm"><text:p/></draw:line><draw:line draw:style-name="gr3" svg:x1="6.774cm" svg:y1="3.916cm" svg:x2="6.806cm" svg:y2="3.891cm"><text:p/></draw:line><draw:line draw:style-name="gr3" svg:x1="6.838cm" svg:y1="3.868cm" svg:x2="6.87cm" svg:y2="3.843cm"><text:p/></draw:line><draw:line draw:style-name="gr3" svg:x1="6.901cm" svg:y1="3.822cm" svg:x2="6.933cm" svg:y2="3.797cm"><text:p/></draw:line><draw:line draw:style-name="gr3" svg:x1="6.965cm" svg:y1="3.772cm" svg:x2="6.997cm" svg:y2="3.747cm"><text:p/></draw:line><draw:line draw:style-name="gr3" svg:x1="7.028cm" svg:y1="3.726cm" svg:x2="7.06cm" svg:y2="3.701cm"><text:p/></draw:line><draw:line draw:style-name="gr3" svg:x1="7.092cm" svg:y1="3.677cm" svg:x2="7.124cm" svg:y2="3.656cm"><text:p/></draw:line><draw:frame draw:style-name="gr93" draw:text-style-name="P27" svg:width="1.135cm" svg:height="0.288cm" svg:x="1.046cm" svg:y="4.942cm"><draw:text-box><text:p text:style-name="P26"><text:span text:style-name="T25">Propr. 1</text:span></text:p></draw:text-box></draw:frame><draw:frame draw:style-name="gr95" draw:text-style-name="P27" svg:width="0.073cm" svg:height="0.288cm" draw:transform="rotate (0.647866218340173) translate (6.56343055555556cm 3.89501388888889cm)"><draw:text-box><text:p text:style-name="P26"><text:span text:style-name="T25"><text:s/></text:span></text:p></draw:text-box></draw:frame><draw:polygon draw:style-name="gr2" svg:width="0.235cm" svg:height="0.203cm" svg:x="3.893cm" svg:y="3.537cm" svg:viewBox="0 0 236 204" draw:points="236,0 95,204 0,81"><text:p/></draw:polygon><draw:line draw:style-name="gr3" svg:x1="2.556cm" svg:y1="4.719cm" svg:x2="2.587cm" svg:y2="4.694cm"><text:p/></draw:line><draw:line draw:style-name="gr3" svg:x1="2.619cm" svg:y1="4.671cm" svg:x2="2.651cm" svg:y2="4.65cm"><text:p/></draw:line><draw:line draw:style-name="gr3" svg:x1="2.683cm" svg:y1="4.621cm" svg:x2="2.714cm" svg:y2="4.597cm"><text:p/></draw:line><draw:line draw:style-name="gr3" svg:x1="2.746cm" svg:y1="4.574cm" svg:x2="2.778cm" svg:y2="4.553cm"><text:p/></draw:line><draw:line draw:style-name="gr3" svg:x1="2.81cm" svg:y1="4.53cm" svg:x2="2.841cm" svg:y2="4.505cm"><text:p/></draw:line><draw:line draw:style-name="gr3" svg:x1="2.873cm" svg:y1="4.484cm" svg:x2="2.905cm" svg:y2="4.459cm"><text:p/></draw:line><draw:line draw:style-name="gr3" svg:x1="2.937cm" svg:y1="4.431cm" svg:x2="2.968cm" svg:y2="4.41cm"><text:p/></draw:line><draw:line draw:style-name="gr3" svg:x1="3cm" svg:y1="4.39cm" svg:x2="3.032cm" svg:y2="4.365cm"><text:p/></draw:line><draw:line draw:style-name="gr3" svg:x1="3.064cm" svg:y1="4.34cm" svg:x2="3.095cm" svg:y2="4.318cm"><text:p/></draw:line><draw:line draw:style-name="gr3" svg:x1="3.124cm" svg:y1="4.294cm" svg:x2="3.155cm" svg:y2="4.269cm"><text:p/></draw:line><draw:line draw:style-name="gr3" svg:x1="3.187cm" svg:y1="4.249cm" svg:x2="3.219cm" svg:y2="4.224cm"><text:p/></draw:line><draw:line draw:style-name="gr3" svg:x1="3.251cm" svg:y1="4.196cm" svg:x2="3.282cm" svg:y2="4.172cm"><text:p/></draw:line><draw:line draw:style-name="gr3" svg:x1="3.314cm" svg:y1="4.153cm" svg:x2="3.346cm" svg:y2="4.128cm"><text:p/></draw:line><draw:line draw:style-name="gr3" svg:x1="3.378cm" svg:y1="4.103cm" svg:x2="3.409cm" svg:y2="4.082cm"><text:p/></draw:line><draw:line draw:style-name="gr3" svg:x1="3.441cm" svg:y1="4.053cm" svg:x2="3.473cm" svg:y2="4.029cm"><text:p/></draw:line><draw:line draw:style-name="gr3" svg:x1="3.505cm" svg:y1="4.006cm" svg:x2="3.536cm" svg:y2="3.985cm"><text:p/></draw:line><draw:line draw:style-name="gr3" svg:x1="3.568cm" svg:y1="3.962cm" svg:x2="3.6cm" svg:y2="3.937cm"><text:p/></draw:line><draw:line draw:style-name="gr3" svg:x1="3.632cm" svg:y1="3.916cm" svg:x2="3.663cm" svg:y2="3.891cm"><text:p/></draw:line><draw:line draw:style-name="gr3" svg:x1="3.695cm" svg:y1="3.868cm" svg:x2="3.727cm" svg:y2="3.843cm"><text:p/></draw:line><draw:line draw:style-name="gr3" svg:x1="3.755cm" svg:y1="3.822cm" svg:x2="3.787cm" svg:y2="3.797cm"><text:p/></draw:line><draw:line draw:style-name="gr3" svg:x1="3.818cm" svg:y1="3.772cm" svg:x2="3.85cm" svg:y2="3.747cm"><text:p/></draw:line><draw:line draw:style-name="gr3" svg:x1="3.882cm" svg:y1="3.726cm" svg:x2="3.914cm" svg:y2="3.701cm"><text:p/></draw:line><draw:line draw:style-name="gr3" svg:x1="3.945cm" svg:y1="3.677cm" svg:x2="3.977cm" svg:y2="3.656cm"><text:p/></draw:line><draw:frame draw:style-name="gr95" draw:text-style-name="P27" svg:width="0.073cm" svg:height="0.288cm" draw:transform="rotate (0.647866218340173) translate (6.61634722222222cm 3.85444444444444cm)"><draw:text-box><text:p text:style-name="P26"><text:span text:style-name="T25"><text:s/></text:span></text:p></draw:text-box></draw:frame><draw:frame draw:style-name="gr96" draw:text-style-name="P27" svg:width="0.636cm" svg:height="0.288cm" draw:transform="rotate (0.636870644052611) translate (2.88925cm 4.04670833333333cm)"><draw:text-box><text:p text:style-name="P26"><text:span text:style-name="T25">Firma</text:span></text:p></draw:text-box></draw:frame><draw:frame draw:style-name="gr95" draw:text-style-name="P27" svg:width="0.073cm" svg:height="0.288cm" draw:transform="rotate (0.630412925820233) translate (3.41136111111111cm 3.89677777777778cm)"><draw:text-box><text:p text:style-name="P26"><text:span text:style-name="T25"><text:s/></text:span></text:p></draw:text-box></draw:frame><draw:polygon draw:style-name="gr4" svg:width="1.767cm" svg:height="0.786cm" svg:x="7.078cm" svg:y="4.523cm" svg:viewBox="0 0 1768 787" draw:points="886,787 0,787 0,0 1768,0 1768,787"><text:p/></draw:polygon><draw:frame draw:style-name="gr95" draw:text-style-name="P27" svg:width="0.073cm" svg:height="0.288cm" draw:transform="rotate (0.647866218340173) translate (3.46956944444444cm 3.85444444444444cm)"><draw:text-box><text:p text:style-name="P26"><text:span text:style-name="T25"><text:s/></text:span></text:p></draw:text-box></draw:frame><draw:frame draw:style-name="gr94" draw:text-style-name="P27" svg:width="1.317cm" svg:height="0.288cm" svg:x="7.414cm" svg:y="4.667cm"><draw:text-box><text:p text:style-name="P26"><text:span text:style-name="T25">Chiave Priv.</text:span></text:p></draw:text-box></draw:frame><draw:line draw:style-name="gr6" svg:x1="5.899cm" svg:y1="1.572cm" svg:x2="7.666cm" svg:y2="1.572cm"><text:p/></draw:line><draw:polygon draw:style-name="gr2" svg:width="0.158cm" svg:height="0.232cm" svg:x="4.442cm" svg:y="1.732cm" svg:viewBox="0 0 159 233" draw:points="81,233 0,0 159,0"><text:p/></draw:polygon><draw:line draw:style-name="gr3" svg:x1="4.524cm" svg:y1="1.572cm" svg:x2="4.524cm" svg:y2="1.776cm"><text:p/></draw:line><draw:line draw:style-name="gr6" svg:x1="2.753cm" svg:y1="1.572cm" svg:x2="4.524cm" svg:y2="1.572cm"><text:p/></draw:line><draw:polygon draw:style-name="gr2" svg:width="0.154cm" svg:height="0.232cm" svg:x="1.3cm" svg:y="1.732cm" svg:viewBox="0 0 155 233" draw:points="77,233 0,0 155,0"><text:p/></draw:polygon><draw:line draw:style-name="gr3" svg:x1="1.377cm" svg:y1="1.572cm" svg:x2="1.377cm" svg:y2="1.776cm"><text:p/></draw:line><draw:line draw:style-name="gr6" svg:x1="0.001cm" svg:y1="1.572cm" svg:x2="1.377cm" svg:y2="1.572cm"><text:p/></draw:line><draw:frame draw:style-name="gr93" draw:text-style-name="P27" svg:width="1.135cm" svg:height="0.288cm" svg:x="7.332cm" svg:y="4.942cm"><draw:text-box><text:p text:style-name="P26"><text:span text:style-name="T25">Propr. 3</text:span></text:p></draw:text-box></draw:frame><draw:frame draw:style-name="gr92" draw:text-style-name="P27" svg:width="0.673cm" svg:height="0.288cm" draw:transform="rotate (-0.409279709593779) translate (3.05329166666667cm 2.33220833333333cm)"><draw:text-box><text:p text:style-name="P26"><text:span text:style-name="T25">Valida</text:span></text:p></draw:text-box></draw:frame><draw:frame draw:style-name="gr96" draw:text-style-name="P27" svg:width="0.636cm" svg:height="0.288cm" draw:transform="rotate (0.636870644052611) translate (6.01133333333333cm 4.04847222222222cm)"><draw:text-box><text:p text:style-name="P26"><text:span text:style-name="T25">Firma</text:span></text:p></draw:text-box></draw:frame></draw:g></text:p>
      <text:p text:style-name="P3"/>
      <text:list xml:id="list4957247309971793191" text:style-name="L1">
        <text:list-item>
          <text:p text:style-name="P15"><text:bookmark text:name="result_box2"/>Il problema, naturalmente, è il beneficiario non può verificare che ciascuno dei proprietari non abbia speso due volte lo stesso ammontare di valuta. Una soluzione comune è quella di introdurre un'autorità fiduciaria centrale, o zecca, che controlli tutte le transazioni. Dopo ogni transazione, la moneta deve essere restituito alla zecca, la quale emette una nuova moneta, e si crede che solo le monete emesse direttamente dalla zecca non siano state spese due volte. Il problema di questa soluzione è che il destino di tutto il sistema monetario dipende dalla società che gestisce la zecca, e ogni transazione deve passare attraverso di essa, proprio come una banca.</text:p>
        </text:list-item>
        <text:list-item>
          <text:p text:style-name="P16"><text:line-break/>Abbiamo bisogno di un modo per far si' che il beneficiario sappia che i precedenti proprietari precedenti non abbiamo firmato alcuna transazione precedente a quella che lo riguarda. Per i nostri scopi, la prima operazione è quella che conta, e non ci importa nulla di tentativi successivi di double-spend. L'unico modo per confermare l'assenza di una transazione è di essere a conoscenza di tutte le transazioni. Nel modello basato sulla zecca, essa era a conoscenza di tutte le transazioni e decideva quale era avvenuta per prima. Per fare lo stesso ma senza un'autorita' di fiducia, le transazioni devono essere annunciate pubblicamente [1], e abbiamo bisogno di un sistema attraverso il quale i partecipanti concordino su un singolo passato dell'ordine in cui sono state ricevute. Il beneficiario ha bisogno di una prova che, al momento di ogni transazione, la maggior parte dei nodi e' accordo che essa e' la prima ricevuta.</text:p>
        </text:list-item>
      </text:list>
      <text:h text:style-name="P24" text:outline-level="2">3. <text:s text:c="3"/>Server di marcatura temporale</text:h>
      <text:p text:style-name="P3">La soluzione proposta parte da un server di marcatura temporale. Un server di marcatura temporale agisce facendo hash di un blocco di oggetti in modo che siano marcati temporalmente e poi pubblica l'hash, come in un newspaper o in un post su Usenet. La marcatura temporale prova che i dati devono essere esistiti ovviamente in quella determinata data, per essere finiti nell'hash. Ogni marcatura temporale comprende quella precedente nel suo hash, formato una catena, e ogni marcatura temporale ovviamente rafforza quelle precedenti. </text:p>
      <text:p text:style-name="P3"><text:soft-page-break/></text:p>
      <text:p text:style-name="P4"><draw:g text:anchor-type="as-char" draw:z-index="0" draw:style-name="gr1"><draw:polygon draw:style-name="gr2" svg:width="0.239cm" svg:height="0.161cm" svg:x="1.161cm" svg:y="0.124cm" svg:viewBox="0 0 240 162" draw:points="240,81 0,162 0,0"><text:p/></draw:polygon><draw:line draw:style-name="gr3" svg:x1="0cm" svg:y1="0.205cm" svg:x2="1.207cm" svg:y2="0.205cm"><text:p/></draw:line><draw:polygon draw:style-name="gr2" svg:width="0.239cm" svg:height="0.161cm" svg:x="4.96cm" svg:y="0.325cm" svg:viewBox="0 0 240 162" draw:points="240,81 0,162 0,0"><text:p/></draw:polygon><draw:line draw:style-name="gr3" svg:x1="4.6cm" svg:y1="0.406cm" svg:x2="5.01cm" svg:y2="0.406cm"><text:p/></draw:line><draw:polygon draw:style-name="gr2" svg:width="0.239cm" svg:height="0.161cm" svg:x="7.962cm" svg:y="0.124cm" svg:viewBox="0 0 240 162" draw:points="240,81 0,162 0,0"><text:p/></draw:polygon><draw:line draw:style-name="gr3" svg:x1="5.8cm" svg:y1="0.205cm" svg:x2="8.008cm" svg:y2="0.205cm"><text:p/></draw:line><draw:polygon draw:style-name="gr4" svg:width="3.199cm" svg:height="1.22cm" svg:x="0.6cm" svg:y="0.812cm" svg:viewBox="0 0 3200 1221" draw:points="1602,1221 0,1221 0,0 3200,0 3200,1221"><text:p/></draw:polygon><draw:polygon draw:style-name="gr5" svg:width="0.8cm" svg:height="0.405cm" svg:x="0.801cm" svg:y="1.422cm" svg:viewBox="0 0 801 406" draw:points="399,406 0,406 0,0 801,0 801,406"><text:p/></draw:polygon><draw:polygon draw:style-name="gr6" svg:width="0.8cm" svg:height="0.405cm" svg:x="0.801cm" svg:y="1.422cm" svg:viewBox="0 0 801 406" draw:points="399,406 0,406 0,0 801,0 801,406"><text:p/></draw:polygon><draw:frame draw:style-name="gr7" draw:text-style-name="P27" svg:width="0.766cm" svg:height="0.295cm" svg:x="0.79cm" svg:y="0.949cm"><draw:text-box><text:p text:style-name="P26"><text:span text:style-name="T11">Blocco</text:span></text:p></draw:text-box></draw:frame><draw:polygon draw:style-name="gr5" svg:width="0.8cm" svg:height="0.405cm" svg:x="1.799cm" svg:y="1.422cm" svg:viewBox="0 0 801 406" draw:points="403,406 0,406 0,0 801,0 801,406"><text:p/></draw:polygon><draw:polygon draw:style-name="gr6" svg:width="0.8cm" svg:height="0.405cm" svg:x="1.799cm" svg:y="1.422cm" svg:viewBox="0 0 801 406" draw:points="403,406 0,406 0,0 801,0 801,406"><text:p/></draw:polygon><draw:polygon draw:style-name="gr5" svg:width="0.8cm" svg:height="0.405cm" svg:x="2.801cm" svg:y="1.422cm" svg:viewBox="0 0 801 406" draw:points="399,406 0,406 0,0 801,0 801,406"><text:p/></draw:polygon><draw:polygon draw:style-name="gr6" svg:width="0.8cm" svg:height="0.405cm" svg:x="2.801cm" svg:y="1.422cm" svg:viewBox="0 0 801 406" draw:points="399,406 0,406 0,0 801,0 801,406"><text:p/></draw:polygon><draw:frame draw:style-name="gr8" draw:text-style-name="P27" svg:width="0.555cm" svg:height="0.295cm" svg:x="1.958cm" svg:y="1.499cm"><draw:text-box><text:p text:style-name="P26"><text:span text:style-name="T11">Ogg.</text:span></text:p></draw:text-box></draw:frame><draw:polygon draw:style-name="gr4" svg:width="0.8cm" svg:height="0.609cm" svg:x="5.2cm" svg:y="0.001cm" svg:viewBox="0 0 801 610" draw:points="402,610 0,610 0,0 801,0 801,610"><text:p/></draw:polygon><draw:frame draw:style-name="gr9" draw:text-style-name="P27" svg:width="0.216cm" svg:height="0.295cm" svg:x="3.104cm" svg:y="1.499cm"><draw:text-box><text:p text:style-name="P26"><text:span text:style-name="T11">...</text:span></text:p></draw:text-box></draw:frame><draw:polygon draw:style-name="gr4" svg:width="3.203cm" svg:height="1.22cm" svg:x="4.399cm" svg:y="0.812cm" svg:viewBox="0 0 3204 1221" draw:points="1602,1221 0,1221 0,0 3204,0 3204,1221"><text:p/></draw:polygon><draw:frame draw:style-name="gr10" draw:text-style-name="P27" svg:width="0.597cm" svg:height="0.295cm" svg:x="5.313cm" svg:y="0.187cm"><draw:text-box><text:p text:style-name="P26"><text:span text:style-name="T11">Hash</text:span></text:p></draw:text-box></draw:frame><draw:polygon draw:style-name="gr5" svg:width="0.8cm" svg:height="0.405cm" svg:x="4.6cm" svg:y="1.422cm" svg:viewBox="0 0 801 406" draw:points="403,406 0,406 0,0 801,0 801,406"><text:p/></draw:polygon><draw:polygon draw:style-name="gr6" svg:width="0.8cm" svg:height="0.405cm" svg:x="4.6cm" svg:y="1.422cm" svg:viewBox="0 0 801 406" draw:points="403,406 0,406 0,0 801,0 801,406"><text:p/></draw:polygon><draw:frame draw:style-name="gr7" draw:text-style-name="P27" svg:width="0.766cm" svg:height="0.295cm" svg:x="4.604cm" svg:y="0.949cm"><draw:text-box><text:p text:style-name="P26"><text:span text:style-name="T11">Blocco</text:span></text:p></draw:text-box></draw:frame><draw:polygon draw:style-name="gr5" svg:width="0.8cm" svg:height="0.405cm" svg:x="5.602cm" svg:y="1.422cm" svg:viewBox="0 0 801 406" draw:points="399,406 0,406 0,0 801,0 801,406"><text:p/></draw:polygon><draw:polygon draw:style-name="gr6" svg:width="0.8cm" svg:height="0.405cm" svg:x="5.602cm" svg:y="1.422cm" svg:viewBox="0 0 801 406" draw:points="399,406 0,406 0,0 801,0 801,406"><text:p/></draw:polygon><draw:frame draw:style-name="gr11" draw:text-style-name="P27" svg:width="0.555cm" svg:height="0.295cm" svg:x="4.752cm" svg:y="1.499cm"><draw:text-box><text:p text:style-name="P26"><text:span text:style-name="T11">Ogg.</text:span></text:p></draw:text-box></draw:frame><draw:polygon draw:style-name="gr5" svg:width="0.8cm" svg:height="0.405cm" svg:x="6.6cm" svg:y="1.422cm" svg:viewBox="0 0 801 406" draw:points="402,406 0,406 0,0 801,0 801,406"><text:p/></draw:polygon><draw:polygon draw:style-name="gr6" svg:width="0.8cm" svg:height="0.405cm" svg:x="6.6cm" svg:y="1.422cm" svg:viewBox="0 0 801 406" draw:points="402,406 0,406 0,0 801,0 801,406"><text:p/></draw:polygon><draw:frame draw:style-name="gr8" draw:text-style-name="P27" svg:width="0.555cm" svg:height="0.295cm" svg:x="5.752cm" svg:y="1.499cm"><draw:text-box><text:p text:style-name="P26"><text:span text:style-name="T11">Ogg.</text:span></text:p></draw:text-box></draw:frame><draw:line draw:style-name="gr6" svg:x1="4.6cm" svg:y1="0.812cm" svg:x2="4.6cm" svg:y2="0.406cm"><text:p/></draw:line><draw:polygon draw:style-name="gr2" svg:width="0.239cm" svg:height="0.161cm" svg:x="1.161cm" svg:y="0.325cm" svg:viewBox="0 0 240 162" draw:points="240,81 0,162 0,0"><text:p/></draw:polygon><draw:line draw:style-name="gr3" svg:x1="0.801cm" svg:y1="0.406cm" svg:x2="1.207cm" svg:y2="0.406cm"><text:p/></draw:line><draw:polygon draw:style-name="gr2" svg:width="0.239cm" svg:height="0.161cm" svg:x="4.96cm" svg:y="0.124cm" svg:viewBox="0 0 240 162" draw:points="240,81 0,162 0,0"><text:p/></draw:polygon><draw:line draw:style-name="gr3" svg:x1="2.202cm" svg:y1="0.205cm" svg:x2="5.01cm" svg:y2="0.205cm"><text:p/></draw:line><draw:polygon draw:style-name="gr4" svg:width="0.8cm" svg:height="0.609cm" svg:x="1.401cm" svg:y="0.001cm" svg:viewBox="0 0 801 610" draw:points="398,610 0,610 0,0 801,0 801,610"><text:p/></draw:polygon><draw:frame draw:style-name="gr9" draw:text-style-name="P27" svg:width="0.216cm" svg:height="0.295cm" svg:x="6.897cm" svg:y="1.499cm"><draw:text-box><text:p text:style-name="P26"><text:span text:style-name="T11">...</text:span></text:p></draw:text-box></draw:frame><draw:line draw:style-name="gr6" svg:x1="0.801cm" svg:y1="0.812cm" svg:x2="0.801cm" svg:y2="0.406cm"><text:p/></draw:line><draw:frame draw:style-name="gr10" draw:text-style-name="P27" svg:width="0.597cm" svg:height="0.295cm" svg:x="1.501cm" svg:y="0.187cm"><draw:text-box><text:p text:style-name="P26"><text:span text:style-name="T11">Hash</text:span></text:p></draw:text-box></draw:frame></draw:g></text:p>
      <text:p text:style-name="P4"/>
      <text:p text:style-name="P4"/>
      <text:h text:style-name="P24" text:outline-level="2">4. <text:s text:c="3"/>Proof-of-Work</text:h>
      <text:p text:style-name="P11">Per implementare un server di marcatura temporale distribuito su base peer-to-peer, avremo bisogno di usare un sistema simile a quello di Hashcash di Adam Back [6], piuttosto che i messaggi di quotidiani o Usenet. La proof-of-work comporta la ricerca di un valore che, una volta sottoposto ad hash (ad esempio con SHA-256), l'hash inizia con un numero di zero bit. Il lavoro medio richiesto è esponenziale nel numero di zero bit richiesti e può essere verificato eseguendo un unico hash.</text:p>
      <text:p text:style-name="P3"><text:span text:style-name="T10">Per la nostra rete di timestamp, implementiamo la proof-of-work incrementando un nonce nel blocco fino a quando un valore è trovato che dà all'hash del blocco gli zero bits necessari. Una volta che l'impegno della CPU è stato speso per rendere soddisfare la prova di lavoro, il blocco non può essere modificato senza rifare il lavoro. Poiché i blocchi successivi sono incatenati dopo che, il lavoro per cambiare il blocco includerebbe rifacendo tutti i blocchi dopo.</text:span> </text:p>
      <text:p text:style-name="P13"/>
      <text:p text:style-name="P6"/>
      <text:p text:style-name="P4"><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27" svg:width="0.766cm" svg:height="0.295cm" svg:x="1.016cm" svg:y="0.148cm"><draw:text-box><text:p text:style-name="P26"><text:span text:style-name="T11">Blocco</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27" svg:width="1.262cm" svg:height="0.295cm" svg:x="1.439cm" svg:y="0.699cm"><draw:text-box><text:p text:style-name="P26"><text:span text:style-name="T11">Hash Prec.</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27" svg:width="0.74cm" svg:height="0.295cm" svg:x="3.196cm" svg:y="0.699cm"><draw:text-box><text:p text:style-name="P26"><text:span text:style-name="T11">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27" svg:width="0.287cm" svg:height="0.295cm" svg:x="1.482cm" svg:y="1.312cm"><draw:text-box><text:p text:style-name="P26"><text:span text:style-name="T11">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27" svg:width="0.287cm" svg:height="0.295cm" svg:x="2.498cm" svg:y="1.312cm"><draw:text-box><text:p text:style-name="P26"><text:span text:style-name="T11">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9" draw:text-style-name="P27" svg:width="0.216cm" svg:height="0.295cm" svg:x="3.556cm" svg:y="1.312cm"><draw:text-box><text:p text:style-name="P26"><text:span text:style-name="T11">...</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27" svg:width="0.766cm" svg:height="0.295cm" svg:x="5.08cm" svg:y="0.148cm"><draw:text-box><text:p text:style-name="P26"><text:span text:style-name="T11">Blocco</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27" svg:width="1.262cm" svg:height="0.295cm" svg:x="5.5cm" svg:y="0.699cm"><draw:text-box><text:p text:style-name="P26"><text:span text:style-name="T11">Hash Prec.</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27" svg:width="0.74cm" svg:height="0.295cm" svg:x="7.257cm" svg:y="0.699cm"><draw:text-box><text:p text:style-name="P26"><text:span text:style-name="T11">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27" svg:width="0.287cm" svg:height="0.295cm" svg:x="5.542cm" svg:y="1.312cm"><draw:text-box><text:p text:style-name="P26"><text:span text:style-name="T11">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27" svg:width="0.287cm" svg:height="0.295cm" svg:x="6.558cm" svg:y="1.312cm"><draw:text-box><text:p text:style-name="P26"><text:span text:style-name="T11">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27" svg:width="0.216cm" svg:height="0.295cm" svg:x="7.616cm" svg:y="1.312cm"><draw:text-box><text:p text:style-name="P26"><text:span text:style-name="T11">...</text:span></text:p></draw:text-box></draw:frame></draw:g></text:p>
      <text:p text:style-name="P3"/>
      <text:p text:style-name="P5"><text:span text:style-name="T4">La proof-of-work risolve anche il problema della determinazione della rappresentativita' in un sistema di decisioni prese a maggioranza. <text:s/></text:span><text:bookmark text:name="result_box3"/><text:span text:style-name="T10">Se la maggioranza fosse basata su un indirizzo IP-un-voto, potrebbe essere sovvertita da chiunque fosse in grado di allocare molti IPs. La Proof-of-work è essenzialmente una CPU-un voto. La decisione di maggioranza è rappresentata dalla catena più lunga, che ha il massimo sforzo di proof-of-work speso in essa. Se la maggioranza di potenza della CPU è controllata da nodi onesti, la catena onesto crescerà più velocemente e superera' eventuali catene concorrenti. Per modificare un blocco passato, un utente malintenzionato dovrebbe rifare la proof-of-work del blocco e di tutti i blocchi dopo di esso e poi raggiungere e superare il lavoro dei nodi onesti. Mostreremo in seguito che la probabilità che un utente malintenzionato raggiunga il lavoro dei nodi onesti diminuisce in modo esponenziale man mano che vengono aggiunti blocchi successivi.</text:span></text:p>
      <text:p text:style-name="P5"><text:span text:style-name="T10">Per compensare l'aumento della velocità dell'hardware e il variare dell'interesse dei nodi operativi col tempo, la difficolta' della proof-of-work e' determinata da una media mobile con obiettivo la creazione di un numero medio di blocchi ogni ora. Se sono generati troppo velocemente, aumenta</text:span><text:span text:style-name="T4">.</text:span></text:p>
      <text:h text:style-name="P24" text:outline-level="2">5. <text:s text:c="3"/>La Rete</text:h>
      <text:p text:style-name="P3">I passi per far girare la rete sono i seguenti: </text:p>
      <text:p text:style-name="P3"/>
      <text:list xml:id="list955531618178452907" text:style-name="Numbering_20_1">
        <text:list-item>
          <text:p text:style-name="P18">Le nuove transazioni sono trasmesse a tutti i nodi.</text:p>
        </text:list-item>
        <text:list-item>
          <text:p text:style-name="P19">Ogni nodo immagazzina le nuove transazioni in un blocco.</text:p>
        </text:list-item>
        <text:list-item>
          <text:p text:style-name="P19"><text:soft-page-break/>Ogni nodo lavora per trovare una difficile proof-of-work per il suo blocco. </text:p>
        </text:list-item>
        <text:list-item>
          <text:p text:style-name="P19">Quando un nodo trova un proof-of-work, trasmette il blocco a tutti i nodi.</text:p>
        </text:list-item>
        <text:list-item>
          <text:p text:style-name="P19">I nodi accettano il blocco solo se tutte le transazioni in esso sono valide e non sono gia' state spese. </text:p>
        </text:list-item>
        <text:list-item>
          <text:p text:style-name="P19">I nodi esprimono l'accettazione del blocco mediante il tentativo di creare il prossimo blocco nella catena, utilizzando l'hash del blocco precedente accettato come hash precedente. </text:p>
        </text:list-item>
      </text:list>
      <text:p text:style-name="P9"/>
      <text:p text:style-name="P17"><text:bookmark text:name="result_box4"/>I nodi considerano sempre come corretta la catena più lunga e continueranno a lavorare per allungarla. Se due nodi trasmettono diverse versioni del blocco successivo contemporaneamente, alcuni nodi possono ricevere l'una o l'altra prima. In tal caso, lavorano sul primo hanno ricevuto, ma salvano l'altra ramificazione nel caso diventi più lunga. Questo impasse sara' risolto quando la proof-of-work successiva viene trovata e una ramificazione diventa piu' lunga; i nodi che stavano lavorando sull'altra ramificazione a quel punto si muoveranno su quella piu' lunga. </text:p>
      <text:p text:style-name="P3"/>
      <text:p text:style-name="P8">Le trasmissioni delle nuove transazioni non devono necessariamente raggiungere tutti i nodi. Fintanto che raggiungono tanti nodi, non ci vorra' molto affinche' vengano inserite in un blocco. Le trasmissioni dei blocchi tollerano anche i messaggi caduti. Se un nodo non riceve un blocco, lo richiedera' quando riceve il blocco successivo e capisce di averne perso uno. </text:p>
      <text:h text:style-name="P24" text:outline-level="2">6. <text:s text:c="3"/>Incentivo</text:h>
      <text:p text:style-name="P11"><text:bookmark text:name="result_box5"/>Per convenzione, la prima transazione in un blocco è una transazione speciale che inizia una nuova moneta di proprietà del creatore del blocco. Questo aggiunge un incentivo per i nodi affinche' sostengano la rete, e fornisce un modo per la distribuzione iniziale di monete in circolazione, dato che non vi è alcuna autorità centrale che possa rilasciarle. L'aggiunta costante di una data quantità di nuove monete è analoga al processo dei minatori d'oro, che spendono risorse per aggiungere oro alla circolazione. Nel nostro caso, vengono spesi il tempo della CPU e di energia elettrica che viene consumata.</text:p>
      <text:p text:style-name="P11">L'incentivo può essere anche finanziato con i costi di transazione. Se il valore di uscita di una transazione è inferiore al suo valore di ingresso, la differenza è una tassa di transazione che viene aggiunta al valore di incentivazione del blocco contenente la transazione. Nel momento che un numero predeterminato di monete sono entrate in circolazione, l'incentivo può transizionare interamente ai costi di transazione e essere completamente privo di effetti inflazionari.</text:p>
      <text:p text:style-name="P3"><text:span text:style-name="T10">L'incentivo può contribuire ad incoraggiare i nodi nel rimanere onesti. Se un avido utente malintenzionato fosse in grado di assemblare più potenza di CPU rispetto a tutti i nodi onesti, dovrebbe scegliere tra l'utilizzo per truffare la gente rubando di nuovo i suoi pagamenti, o utilizzarlo per generare nuove monete. Deve necessariamente trovare più redditizio giocare secondo le regole, tali regole che lo favoriscono con più monete nuove di tutti gli altri messi insieme, piuttosto che a minare la sicurezza del sistema e la validità della propria ricchezza.</text:span> </text:p>
      <text:p text:style-name="P3"/>
      <text:p text:style-name="P14">7. <text:s text:c="3"/>Rivendicare Spazio sul Disco</text:p>
      <text:p text:style-name="P3"><text:bookmark text:name="result_box6"/><text:span text:style-name="T10">Una volta che l'ultima transazione in una moneta è sepolta sotto abbastanza blocchi, le transazioni spese prima di essa possono essere tralasciate per risparmiare spazio sul disco. Per facilitare cio' senza rompere l'hash del blocco, le transazioni vengono sottoposte ad hash in un albero di Merkle [7] [2] [5], la cui sola radice e' inclusa nella hash del blocco. I vecchi blocchi possono a quel punto essere compattati mediante la rimozione di ramificazioni dell'albero. Gli hash interni non hanno bisogno di essere immagazzinati.</text:span> </text:p>
      <text:p text:style-name="P4"><text:soft-page-break/><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7" draw:text-style-name="P27" svg:width="0.735cm" svg:height="0.283cm" svg:x="5.835cm" svg:y="0.116cm"><draw:text-box><text:p text:style-name="P26"><text:span text:style-name="T12">Blocco</text:span></text:p></draw:text-box></draw:frame><draw:polygon draw:style-name="gr4" svg:width="3.499cm" svg:height="1.745cm" svg:x="0.973cm" svg:y="0.193cm" svg:viewBox="0 0 3500 1746" draw:points="1750,1746 0,1746 0,0 3500,0 3500,1746"><text:p/></draw:polygon><draw:frame draw:style-name="gr17" draw:text-style-name="P27" svg:width="0.735cm" svg:height="0.283cm" svg:x="0.182cm" svg:y="0.116cm"><draw:text-box><text:p text:style-name="P26"><text:span text:style-name="T12">Blocco</text:span></text:p></draw:text-box></draw:frame><draw:polygon draw:style-name="gr5" svg:width="1.554cm" svg:height="0.387cm" svg:x="1.362cm" svg:y="0.774cm" svg:viewBox="0 0 1555 388" draw:points="776,388 0,388 0,0 1555,0 1555,388"><text:p/></draw:polygon><draw:polygon draw:style-name="gr6" svg:width="1.554cm" svg:height="0.387cm" svg:x="1.362cm" svg:y="0.774cm" svg:viewBox="0 0 1555 388" draw:points="776,388 0,388 0,0 1555,0 1555,388"><text:p/></draw:polygon><draw:frame draw:style-name="gr18" draw:text-style-name="P27" svg:width="3.305cm" svg:height="0.283cm" svg:x="1.152cm" svg:y="0.318cm"><draw:text-box><text:p text:style-name="P26"><text:span text:style-name="T12">Intestazione (Hash del Blocco)</text:span></text:p></draw:text-box></draw:frame><draw:polygon draw:style-name="gr5" svg:width="1.167cm" svg:height="0.387cm" svg:x="3.111cm" svg:y="0.774cm" svg:viewBox="0 0 1168 388" draw:points="582,388 0,388 0,0 1168,0 1168,388"><text:p/></draw:polygon><draw:polygon draw:style-name="gr6" svg:width="1.167cm" svg:height="0.387cm" svg:x="3.111cm" svg:y="0.774cm" svg:viewBox="0 0 1168 388" draw:points="582,388 0,388 0,0 1168,0 1168,388"><text:p/></draw:polygon><draw:frame draw:style-name="gr19" draw:text-style-name="P27" svg:width="1.207cm" svg:height="0.283cm" svg:x="1.579cm" svg:y="0.845cm"><draw:text-box><text:p text:style-name="P26"><text:span text:style-name="T12">Hash Prec.</text:span></text:p></draw:text-box></draw:frame><draw:polygon draw:style-name="gr5" svg:width="1.164cm" svg:height="0.387cm" svg:x="0.779cm" svg:y="2.522cm" svg:viewBox="0 0 1165 388" draw:points="583,388 0,388 0,0 1165,0 1165,388"><text:p/></draw:polygon><draw:polygon draw:style-name="gr20" svg:width="1.164cm" svg:height="0.387cm" svg:x="0.779cm" svg:y="2.522cm" svg:viewBox="0 0 1165 388" draw:points="583,388 0,388 0,0 1165,0 1165,388"><text:p/></draw:polygon><draw:frame draw:style-name="gr21" draw:text-style-name="P27" svg:width="0.708cm" svg:height="0.283cm" svg:x="3.343cm" svg:y="0.845cm"><draw:text-box><text:p text:style-name="P26"><text:span text:style-name="T12">Nonce</text:span></text:p></draw:text-box></draw:frame><draw:polygon draw:style-name="gr22" svg:width="0.779cm" svg:height="0.387cm" svg:x="0.388cm" svg:y="3.682cm" svg:viewBox="0 0 780 388" draw:points="391,388 0,388 0,0 780,0 780,388"><text:p/></draw:polygon><draw:polygon draw:style-name="gr20" svg:width="0.779cm" svg:height="0.387cm" svg:x="0.388cm" svg:y="3.682cm" svg:viewBox="0 0 780 388" draw:points="391,388 0,388 0,0 780,0 780,388"><text:p/></draw:polygon><draw:frame draw:style-name="gr23" draw:text-style-name="P27" svg:width="0.842cm" svg:height="0.283cm" svg:x="0.93cm" svg:y="2.602cm"><draw:text-box><text:p text:style-name="P26"><text:span text:style-name="T12">Hash01</text:span></text:p></draw:text-box></draw:frame><draw:polygon draw:style-name="gr22" svg:width="0.778cm" svg:height="0.387cm" svg:x="1.556cm" svg:y="3.682cm" svg:viewBox="0 0 779 388" draw:points="388,388 0,388 0,0 779,0 779,388"><text:p/></draw:polygon><draw:polygon draw:style-name="gr20" svg:width="0.778cm" svg:height="0.387cm" svg:x="1.556cm" svg:y="3.682cm" svg:viewBox="0 0 779 388" draw:points="388,388 0,388 0,0 779,0 779,388"><text:p/></draw:polygon><draw:frame draw:style-name="gr21" draw:text-style-name="P27" svg:width="0.708cm" svg:height="0.283cm" svg:x="0.427cm" svg:y="3.752cm"><draw:text-box><text:p text:style-name="P26"><text:span text:style-name="T12">Hash0</text:span></text:p></draw:text-box></draw:frame><draw:polygon draw:style-name="gr22" svg:width="0.775cm" svg:height="0.387cm" svg:x="2.723cm" svg:y="3.682cm" svg:viewBox="0 0 776 388" draw:points="388,388 0,388 0,0 776,0 776,388"><text:p/></draw:polygon><draw:polygon draw:style-name="gr20" svg:width="0.775cm" svg:height="0.387cm" svg:x="2.723cm" svg:y="3.682cm" svg:viewBox="0 0 776 388" draw:points="388,388 0,388 0,0 776,0 776,388"><text:p/></draw:polygon><draw:frame draw:style-name="gr21" draw:text-style-name="P27" svg:width="0.708cm" svg:height="0.283cm" svg:x="1.6cm" svg:y="3.752cm"><draw:text-box><text:p text:style-name="P26"><text:span text:style-name="T12">Hash1</text:span></text:p></draw:text-box></draw:frame><draw:polygon draw:style-name="gr22" svg:width="0.775cm" svg:height="0.387cm" svg:x="3.89cm" svg:y="3.682cm" svg:viewBox="0 0 776 388" draw:points="388,388 0,388 0,0 776,0 776,388"><text:p/></draw:polygon><draw:polygon draw:style-name="gr20" svg:width="0.775cm" svg:height="0.387cm" svg:x="3.89cm" svg:y="3.682cm" svg:viewBox="0 0 776 388" draw:points="388,388 0,388 0,0 776,0 776,388"><text:p/></draw:polygon><draw:frame draw:style-name="gr24" draw:text-style-name="P27" svg:width="0.708cm" svg:height="0.283cm" svg:x="2.753cm" svg:y="3.752cm"><draw:text-box><text:p text:style-name="P26"><text:span text:style-name="T12">Hash2</text:span></text:p></draw:text-box></draw:frame><draw:polygon draw:style-name="gr22" svg:width="1.167cm" svg:height="0.387cm" svg:x="3.111cm" svg:y="2.522cm" svg:viewBox="0 0 1168 388" draw:points="582,388 0,388 0,0 1168,0 1168,388"><text:p/></draw:polygon><draw:polygon draw:style-name="gr20" svg:width="1.167cm" svg:height="0.387cm" svg:x="3.111cm" svg:y="2.522cm" svg:viewBox="0 0 1168 388" draw:points="582,388 0,388 0,0 1168,0 1168,388"><text:p/></draw:polygon><draw:frame draw:style-name="gr24" draw:text-style-name="P27" svg:width="0.708cm" svg:height="0.283cm" svg:x="3.93cm" svg:y="3.752cm"><draw:text-box><text:p text:style-name="P26"><text:span text:style-name="T12">Hash3</text:span></text:p></draw:text-box></draw:frame><draw:polygon draw:style-name="gr25" svg:width="0.172cm" svg:height="0.239cm" svg:x="0.995cm" svg:y="2.91cm" svg:viewBox="0 0 173 240" draw:points="173,0 137,240 0,173"><text:p/></draw:polygon><draw:line draw:style-name="gr3" svg:x1="0.779cm" svg:y1="3.681cm" svg:x2="1.083cm" svg:y2="3.074cm"><text:p/></draw:line><draw:polygon draw:style-name="gr2" svg:width="0.171cm" svg:height="0.239cm" svg:x="1.556cm" svg:y="2.91cm" svg:viewBox="0 0 172 240" draw:points="0,0 172,173 35,240"><text:p/></draw:polygon><draw:line draw:style-name="gr3" svg:x1="1.944cm" svg:y1="3.681cm" svg:x2="1.64cm" svg:y2="3.074cm"><text:p/></draw:line><draw:polygon draw:style-name="gr2" svg:width="0.171cm" svg:height="0.239cm" svg:x="3.327cm" svg:y="2.91cm" svg:viewBox="0 0 172 240" draw:points="172,0 141,240 0,173"><text:p/></draw:polygon><draw:line draw:style-name="gr3" svg:x1="3.111cm" svg:y1="3.681cm" svg:x2="3.418cm" svg:y2="3.074cm"><text:p/></draw:line><draw:polygon draw:style-name="gr26" svg:width="0.172cm" svg:height="0.239cm" svg:x="3.89cm" svg:y="2.91cm" svg:viewBox="0 0 173 240" draw:points="0,0 173,173 32,240"><text:p/></draw:polygon><draw:polygon draw:style-name="gr3" svg:width="0.172cm" svg:height="0.239cm" svg:x="3.89cm" svg:y="2.91cm" svg:viewBox="0 0 173 240" draw:points="0,0 173,173 32,240"><text:p/></draw:polygon><draw:line draw:style-name="gr3" svg:x1="4.279cm" svg:y1="3.681cm" svg:x2="3.972cm" svg:y2="3.074cm"><text:p/></draw:line><draw:polygon draw:style-name="gr5" svg:width="1.554cm" svg:height="0.387cm" svg:x="1.75cm" svg:y="1.356cm" svg:viewBox="0 0 1555 388" draw:points="779,388 0,388 0,0 1555,0 1555,388"><text:p/></draw:polygon><draw:polygon draw:style-name="gr6" svg:width="1.554cm" svg:height="0.387cm" svg:x="1.75cm" svg:y="1.356cm" svg:viewBox="0 0 1555 388" draw:points="779,388 0,388 0,0 1555,0 1555,388"><text:p/></draw:polygon><draw:frame draw:style-name="gr27" draw:text-style-name="P27" svg:width="0.842cm" svg:height="0.283cm" svg:x="3.281cm" svg:y="2.602cm"><draw:text-box><text:p text:style-name="P26"><text:span text:style-name="T12">Hash23</text:span></text:p></draw:text-box></draw:frame><draw:polygon draw:style-name="gr2" svg:width="0.2cm" svg:height="0.232cm" svg:x="1.937cm" svg:y="1.744cm" svg:viewBox="0 0 201 233" draw:points="201,0 127,233 0,138"><text:p/></draw:polygon><draw:line draw:style-name="gr3" svg:x1="1.556cm" svg:y1="2.522cm" svg:x2="2.028cm" svg:y2="1.894cm"><text:p/></draw:line><draw:polygon draw:style-name="gr2" svg:width="0.2cm" svg:height="0.232cm" svg:x="2.917cm" svg:y="1.744cm" svg:viewBox="0 0 201 233" draw:points="0,0 201,138 78,233"><text:p/></draw:polygon><draw:line draw:style-name="gr3" svg:x1="3.499cm" svg:y1="2.522cm" svg:x2="3.03cm" svg:y2="1.894cm"><text:p/></draw:line><draw:polygon draw:style-name="gr5" svg:width="1.166cm" svg:height="0.387cm" svg:x="6.382cm" svg:y="2.522cm" svg:viewBox="0 0 1167 388" draw:points="585,388 0,388 0,0 1167,0 1167,388"><text:p/></draw:polygon><draw:polygon draw:style-name="gr6" svg:width="1.166cm" svg:height="0.387cm" svg:x="6.382cm" svg:y="2.522cm" svg:viewBox="0 0 1167 388" draw:points="585,388 0,388 0,0 1167,0 1167,388"><text:p/></draw:polygon><draw:frame draw:style-name="gr28" draw:text-style-name="P27" svg:width="1.154cm" svg:height="0.283cm" svg:x="1.944cm" svg:y="1.431cm"><draw:text-box><text:p text:style-name="P26"><text:span text:style-name="T12">Hash Red.</text:span></text:p></draw:text-box></draw:frame><draw:polygon draw:style-name="gr5" svg:width="0.775cm" svg:height="0.387cm" svg:x="8.364cm" svg:y="3.682cm" svg:viewBox="0 0 776 388" draw:points="388,388 0,388 0,0 776,0 776,388"><text:p/></draw:polygon><draw:polygon draw:style-name="gr6" svg:width="0.775cm" svg:height="0.387cm" svg:x="8.364cm" svg:y="3.682cm" svg:viewBox="0 0 776 388" draw:points="388,388 0,388 0,0 776,0 776,388"><text:p/></draw:polygon><draw:frame draw:style-name="gr23" draw:text-style-name="P27" svg:width="0.842cm" svg:height="0.283cm" svg:x="6.544cm" svg:y="2.602cm"><draw:text-box><text:p text:style-name="P26"><text:span text:style-name="T12">Hash01</text:span></text:p></draw:text-box></draw:frame><draw:polygon draw:style-name="gr5" svg:width="0.779cm" svg:height="0.387cm" svg:x="9.528cm" svg:y="4.651cm" svg:viewBox="0 0 780 388" draw:points="392,388 0,388 0,0 780,0 780,388"><text:p/></draw:polygon><draw:polygon draw:style-name="gr6" svg:width="0.779cm" svg:height="0.387cm" svg:x="9.528cm" svg:y="4.651cm" svg:viewBox="0 0 780 388" draw:points="392,388 0,388 0,0 780,0 780,388"><text:p/></draw:polygon><draw:frame draw:style-name="gr24" draw:text-style-name="P27" svg:width="0.708cm" svg:height="0.283cm" svg:x="8.407cm" svg:y="3.752cm"><draw:text-box><text:p text:style-name="P26"><text:span text:style-name="T12">Hash2</text:span></text:p></draw:text-box></draw:frame><draw:polygon draw:style-name="gr5" svg:width="1.167cm" svg:height="0.387cm" svg:x="8.716cm" svg:y="2.522cm" svg:viewBox="0 0 1168 388" draw:points="582,388 0,388 0,0 1168,0 1168,388"><text:p/></draw:polygon><draw:polygon draw:style-name="gr20" svg:width="1.167cm" svg:height="0.387cm" svg:x="8.716cm" svg:y="2.522cm" svg:viewBox="0 0 1168 388" draw:points="582,388 0,388 0,0 1168,0 1168,388"><text:p/></draw:polygon><draw:frame draw:style-name="gr29" draw:text-style-name="P27" svg:width="0.41cm" svg:height="0.283cm" svg:x="9.721cm" svg:y="4.722cm"><draw:text-box><text:p text:style-name="P26"><text:span text:style-name="T12">Tx3</text:span></text:p></draw:text-box></draw:frame><draw:polygon draw:style-name="gr25" svg:width="0.172cm" svg:height="0.239cm" svg:x="8.932cm" svg:y="2.91cm" svg:viewBox="0 0 173 240" draw:points="173,0 138,240 0,173"><text:p/></draw:polygon><draw:line draw:style-name="gr3" svg:x1="8.716cm" svg:y1="3.681cm" svg:x2="9.019cm" svg:y2="3.074cm"><text:p/></draw:line><draw:polygon draw:style-name="gr2" svg:width="0.175cm" svg:height="0.239cm" svg:x="9.492cm" svg:y="2.91cm" svg:viewBox="0 0 176 240" draw:points="0,0 176,173 35,240"><text:p/></draw:polygon><draw:line draw:style-name="gr3" svg:x1="9.885cm" svg:y1="3.681cm" svg:x2="9.578cm" svg:y2="3.074cm"><text:p/></draw:line><draw:polygon draw:style-name="gr4" svg:width="3.502cm" svg:height="1.745cm" svg:x="6.611cm" svg:y="0.193cm" svg:viewBox="0 0 3503 1746" draw:points="1753,1746 0,1746 0,0 3503,0 3503,1746"><text:p/></draw:polygon><draw:frame draw:style-name="gr27" draw:text-style-name="P27" svg:width="0.842cm" svg:height="0.283cm" svg:x="8.871cm" svg:y="2.602cm"><draw:text-box><text:p text:style-name="P26"><text:span text:style-name="T12">Hash23</text:span></text:p></draw:text-box></draw:frame><draw:polygon draw:style-name="gr5" svg:width="1.554cm" svg:height="0.387cm" svg:x="7.391cm" svg:y="1.356cm" svg:viewBox="0 0 1555 388" draw:points="776,388 0,388 0,0 1555,0 1555,388"><text:p/></draw:polygon><draw:polygon draw:style-name="gr6" svg:width="1.554cm" svg:height="0.387cm" svg:x="7.391cm" svg:y="1.356cm" svg:viewBox="0 0 1555 388" draw:points="776,388 0,388 0,0 1555,0 1555,388"><text:p/></draw:polygon><draw:frame draw:style-name="gr30" draw:text-style-name="P27" svg:width="3.426cm" svg:height="0.283cm" svg:x="6.807cm" svg:y="0.318cm"><draw:text-box><text:p text:style-name="P26"><text:span text:style-name="T12">Instestazione (Hash del Blocco)</text:span></text:p></draw:text-box></draw:frame><draw:polygon draw:style-name="gr2" svg:width="0.2cm" svg:height="0.232cm" svg:x="7.542cm" svg:y="1.744cm" svg:viewBox="0 0 201 233" draw:points="201,0 124,233 0,138"><text:p/></draw:polygon><draw:line draw:style-name="gr3" svg:x1="7.161cm" svg:y1="2.522cm" svg:x2="7.634cm" svg:y2="1.894cm"><text:p/></draw:line><draw:polygon draw:style-name="gr2" svg:width="0.2cm" svg:height="0.232cm" svg:x="8.522cm" svg:y="1.744cm" svg:viewBox="0 0 201 233" draw:points="0,0 201,138 78,233"><text:p/></draw:polygon><draw:line draw:style-name="gr3" svg:x1="9.105cm" svg:y1="2.522cm" svg:x2="8.632cm" svg:y2="1.894cm"><text:p/></draw:line><draw:frame draw:style-name="gr28" draw:text-style-name="P27" svg:width="1.154cm" svg:height="0.283cm" svg:x="7.599cm" svg:y="1.431cm"><draw:text-box><text:p text:style-name="P26"><text:span text:style-name="T12">Hash Rad.</text:span></text:p></draw:text-box></draw:frame><draw:frame draw:style-name="gr31" draw:text-style-name="P27" svg:width="4.31cm" svg:height="0.283cm" svg:x="0.383cm" svg:y="5.45cm"><draw:text-box><text:p text:style-name="P26"><text:span text:style-name="T12">Transazioni Hashed in un Albero Merkle</text:span></text:p></draw:text-box></draw:frame><draw:polygon draw:style-name="gr5" svg:width="1.555cm" svg:height="0.387cm" svg:x="7.002cm" svg:y="0.774cm" svg:viewBox="0 0 1556 388" draw:points="777,388 0,388 0,0 1556,0 1556,388"><text:p/></draw:polygon><draw:polygon draw:style-name="gr6" svg:width="1.555cm" svg:height="0.387cm" svg:x="7.002cm" svg:y="0.774cm" svg:viewBox="0 0 1556 388" draw:points="777,388 0,388 0,0 1556,0 1556,388"><text:p/></draw:polygon><draw:frame draw:style-name="gr32" draw:text-style-name="P27" svg:width="3.922cm" svg:height="0.283cm" svg:x="6.239cm" svg:y="5.45cm"><draw:text-box><text:p text:style-name="P26"><text:span text:style-name="T12">Dopo aver rimosso Tx0-2 dal Blocco</text:span></text:p></draw:text-box></draw:frame><draw:polygon draw:style-name="gr5" svg:width="1.167cm" svg:height="0.387cm" svg:x="8.752cm" svg:y="0.774cm" svg:viewBox="0 0 1168 388" draw:points="582,388 0,388 0,0 1168,0 1168,388"><text:p/></draw:polygon><draw:polygon draw:style-name="gr6" svg:width="1.167cm" svg:height="0.387cm" svg:x="8.752cm" svg:y="0.774cm" svg:viewBox="0 0 1168 388" draw:points="582,388 0,388 0,0 1168,0 1168,388"><text:p/></draw:polygon><draw:frame draw:style-name="gr33" draw:text-style-name="P27" svg:width="1.207cm" svg:height="0.283cm" svg:x="7.211cm" svg:y="0.845cm"><draw:text-box><text:p text:style-name="P26"><text:span text:style-name="T12">Hash Prec.</text:span></text:p></draw:text-box></draw:frame><draw:polygon draw:style-name="gr5" svg:width="0.744cm" svg:height="0.387cm" svg:x="9.528cm" svg:y="3.682cm" svg:viewBox="0 0 745 388" draw:points="374,388 0,388 0,0 745,0 745,388"><text:p/></draw:polygon><draw:polygon draw:style-name="gr20" svg:width="0.744cm" svg:height="0.387cm" svg:x="9.528cm" svg:y="3.682cm" svg:viewBox="0 0 745 388" draw:points="374,388 0,388 0,0 745,0 745,388"><text:p/></draw:polygon><draw:frame draw:style-name="gr24" draw:text-style-name="P27" svg:width="0.708cm" svg:height="0.283cm" svg:x="8.973cm" svg:y="0.845cm"><draw:text-box><text:p text:style-name="P26"><text:span text:style-name="T12">Nonce</text:span></text:p></draw:text-box></draw:frame><draw:polygon draw:style-name="gr22" svg:width="0.779cm" svg:height="0.387cm" svg:x="0.388cm" svg:y="4.651cm" svg:viewBox="0 0 780 388" draw:points="391,388 0,388 0,0 780,0 780,388"><text:p/></draw:polygon><draw:polygon draw:style-name="gr6" svg:width="0.779cm" svg:height="0.387cm" svg:x="0.388cm" svg:y="4.651cm" svg:viewBox="0 0 780 388" draw:points="391,388 0,388 0,0 780,0 780,388"><text:p/></draw:polygon><draw:frame draw:style-name="gr21" draw:text-style-name="P27" svg:width="0.708cm" svg:height="0.283cm" svg:x="9.541cm" svg:y="3.752cm"><draw:text-box><text:p text:style-name="P26"><text:span text:style-name="T12">Hash3</text:span></text:p></draw:text-box></draw:frame><draw:polygon draw:style-name="gr5" svg:width="0.778cm" svg:height="0.387cm" svg:x="1.556cm" svg:y="4.651cm" svg:viewBox="0 0 779 388" draw:points="388,388 0,388 0,0 779,0 779,388"><text:p/></draw:polygon><draw:polygon draw:style-name="gr6" svg:width="0.778cm" svg:height="0.387cm" svg:x="1.556cm" svg:y="4.651cm" svg:viewBox="0 0 779 388" draw:points="388,388 0,388 0,0 779,0 779,388"><text:p/></draw:polygon><draw:frame draw:style-name="gr29" draw:text-style-name="P27" svg:width="0.41cm" svg:height="0.283cm" svg:x="0.587cm" svg:y="4.722cm"><draw:text-box><text:p text:style-name="P26"><text:span text:style-name="T12">Tx0</text:span></text:p></draw:text-box></draw:frame><draw:polygon draw:style-name="gr5" svg:width="0.775cm" svg:height="0.387cm" svg:x="2.723cm" svg:y="4.651cm" svg:viewBox="0 0 776 388" draw:points="388,388 0,388 0,0 776,0 776,388"><text:p/></draw:polygon><draw:polygon draw:style-name="gr6" svg:width="0.775cm" svg:height="0.387cm" svg:x="2.723cm" svg:y="4.651cm" svg:viewBox="0 0 776 388" draw:points="388,388 0,388 0,0 776,0 776,388"><text:p/></draw:polygon><draw:frame draw:style-name="gr34" draw:text-style-name="P27" svg:width="0.41cm" svg:height="0.283cm" svg:x="1.743cm" svg:y="4.722cm"><draw:text-box><text:p text:style-name="P26"><text:span text:style-name="T12">Tx1</text:span></text:p></draw:text-box></draw:frame><draw:polygon draw:style-name="gr5" svg:width="0.775cm" svg:height="0.387cm" svg:x="3.89cm" svg:y="4.651cm" svg:viewBox="0 0 776 388" draw:points="388,388 0,388 0,0 776,0 776,388"><text:p/></draw:polygon><draw:polygon draw:style-name="gr6" svg:width="0.775cm" svg:height="0.387cm" svg:x="3.89cm" svg:y="4.651cm" svg:viewBox="0 0 776 388" draw:points="388,388 0,388 0,0 776,0 776,388"><text:p/></draw:polygon><draw:frame draw:style-name="gr34" draw:text-style-name="P27" svg:width="0.41cm" svg:height="0.283cm" svg:x="2.916cm" svg:y="4.722cm"><draw:text-box><text:p text:style-name="P26"><text:span text:style-name="T12">Tx2</text:span></text:p></draw:text-box></draw:frame><draw:polygon draw:style-name="gr2" svg:width="0.154cm" svg:height="0.232cm" svg:x="0.702cm" svg:y="4.07cm" svg:viewBox="0 0 155 233" draw:points="77,0 155,233 0,233"><text:p/></draw:polygon><draw:line draw:style-name="gr3" svg:x1="0.779cm" svg:y1="4.652cm" svg:x2="0.779cm" svg:y2="4.257cm"><text:p/></draw:line><draw:polygon draw:style-name="gr2" svg:width="0.154cm" svg:height="0.232cm" svg:x="1.865cm" svg:y="4.07cm" svg:viewBox="0 0 155 233" draw:points="78,0 155,233 0,233"><text:p/></draw:polygon><draw:line draw:style-name="gr3" svg:x1="1.944cm" svg:y1="4.652cm" svg:x2="1.944cm" svg:y2="4.257cm"><text:p/></draw:line><draw:polygon draw:style-name="gr2" svg:width="0.154cm" svg:height="0.232cm" svg:x="3.034cm" svg:y="4.07cm" svg:viewBox="0 0 155 233" draw:points="77,0 155,233 0,233"><text:p/></draw:polygon><draw:line draw:style-name="gr3" svg:x1="3.111cm" svg:y1="4.652cm" svg:x2="3.111cm" svg:y2="4.257cm"><text:p/></draw:line><draw:polygon draw:style-name="gr2" svg:width="0.155cm" svg:height="0.232cm" svg:x="4.201cm" svg:y="4.07cm" svg:viewBox="0 0 156 233" draw:points="78,0 156,233 0,233"><text:p/></draw:polygon><draw:line draw:style-name="gr3" svg:x1="4.278cm" svg:y1="4.652cm" svg:x2="4.278cm" svg:y2="4.257cm"><text:p/></draw:line><draw:polygon draw:style-name="gr2" svg:width="0.155cm" svg:height="0.232cm" svg:x="9.842cm" svg:y="4.07cm" svg:viewBox="0 0 156 233" draw:points="78,0 156,233 0,233"><text:p/></draw:polygon><draw:line draw:style-name="gr3" svg:x1="9.919cm" svg:y1="4.652cm" svg:x2="9.919cm" svg:y2="4.257cm"><text:p/></draw:line><draw:frame draw:style-name="gr29" draw:text-style-name="P27" svg:width="0.41cm" svg:height="0.283cm" svg:x="4.071cm" svg:y="4.722cm"><draw:text-box><text:p text:style-name="P26"><text:span text:style-name="T12">Tx3</text:span></text:p></draw:text-box></draw:frame></draw:g></text:p>
      <text:p text:style-name="P3"/>
      <text:p text:style-name="P8">L'intestazione di un blocco senza transazioni dovrebbe essere grande circa 80 bytes. <text:s/>Se supponiamo che i blocchi sono generati ogni 10 minuti, 80 bytes * 6 * 24 * 365 = 4.2MB all'anno. <text:s/>Dato che nel 2008 i computer sono in vendita con circa 2GB di RAM, e la Legge di Moore che predice una crescita di 1.2GB per anno, lo spazio di archiviazione non dovrebbe rappresentare un problema anche se le intestazioni dei blocchi devono essere conservate in memoria.</text:p>
      <text:h text:style-name="P24" text:outline-level="2">8. <text:s text:c="3"/>Verifica Semplificata dei Pagamenti</text:h>
      <text:p text:style-name="P5"><text:span text:style-name="T4">E' possibile verificare i pagamenti senza far girare un nodo dell'intera rete. </text:span><text:bookmark text:name="result_box7"/><text:span text:style-name="T10">Un utente ha solo bisogno di conserva una copia delle intestazioni dei blocchi della catena proof-of-work più lunga , che può ottenere interrogando i nodi di rete finche' e' convinto di avere la catena più lunga, e ottenere il ramo Merkle che collega la transazione al blocco in cui e' marcata temporalmente. L'utente non può controllare autonomamente la transazione, ma collegandola a un posto nella catena, può vedere che un nodo di rete l'ha accettata, e i blocchi aggiunti successivamente ad essa confermano ulteriormente che la rete l'ha accettata.</text:span> </text:p>
      <text:p text:style-name="P3"/>
      <text:p text:style-name="P4"><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5" draw:text-style-name="P27" svg:width="0.869cm" svg:height="0.292cm" svg:x="4.597cm" svg:y="2.985cm"><draw:text-box><text:p text:style-name="P26"><text:span text:style-name="T13">Hash01</text:span></text:p></draw:text-box></draw:frame><draw:polygon draw:style-name="gr5" svg:width="1.005cm" svg:height="0.401cm" svg:x="7.63cm" svg:y="4.107cm" svg:viewBox="0 0 1006 402" draw:points="505,402 0,402 0,0 1006,0 1006,402"><text:p/></draw:polygon><draw:polygon draw:style-name="gr20" svg:width="1.005cm" svg:height="0.401cm" svg:x="7.63cm" svg:y="4.107cm" svg:viewBox="0 0 1006 402" draw:points="505,402 0,402 0,0 1006,0 1006,402"><text:p/></draw:polygon><draw:frame draw:style-name="gr36" draw:text-style-name="P27" svg:width="0.729cm" svg:height="0.292cm" svg:x="6.371cm" svg:y="4.198cm"><draw:text-box><text:p text:style-name="P26"><text:span text:style-name="T13">Hash2</text:span></text:p></draw:text-box></draw:frame><draw:polygon draw:style-name="gr22" svg:width="1.202cm" svg:height="0.401cm" svg:x="6.83cm" svg:y="2.904cm" svg:viewBox="0 0 1203 402" draw:points="603,402 0,402 0,0 1203,0 1203,402"><text:p/></draw:polygon><draw:polygon draw:style-name="gr20" svg:width="1.202cm" svg:height="0.401cm" svg:x="6.83cm" svg:y="2.904cm" svg:viewBox="0 0 1203 402" draw:points="603,402 0,402 0,0 1203,0 1203,402"><text:p/></draw:polygon><draw:frame draw:style-name="gr37" draw:text-style-name="P27" svg:width="0.729cm" svg:height="0.292cm" svg:x="7.772cm" svg:y="4.198cm"><draw:text-box><text:p text:style-name="P26"><text:span text:style-name="T13">Hash3</text:span></text:p></draw:text-box></draw:frame><draw:polygon draw:style-name="gr25"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35" draw:text-style-name="P27" svg:width="0.869cm" svg:height="0.292cm" svg:x="6.999cm" svg:y="2.985cm"><draw:text-box><text:p text:style-name="P26"><text:span text:style-name="T13">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38" draw:text-style-name="P27" svg:width="2.707cm" svg:height="0.292cm" svg:x="4.826cm" svg:y="0.649cm"><draw:text-box><text:p text:style-name="P26"><text:span text:style-name="T13">Instestazione del Blocco</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9" draw:text-style-name="P27" svg:width="1.355cm" svg:height="0.292cm" svg:x="5.514cm" svg:y="1.774cm"><draw:text-box><text:p text:style-name="P26"><text:span text:style-name="T13">Rad. Merkle</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40" draw:text-style-name="P27" svg:width="1.244cm" svg:height="0.292cm" svg:x="5.242cm" svg:y="1.171cm"><draw:text-box><text:p text:style-name="P26"><text:span text:style-name="T13">Hash Prec.</text:span></text:p></draw:text-box></draw:frame><draw:polygon draw:style-name="gr4" svg:width="3.608cm" svg:height="1.805cm" svg:x="0.413cm" svg:y="0.498cm" svg:viewBox="0 0 3609 1806" draw:points="1806,1806 0,1806 0,0 3609,0 3609,1806"><text:p/></draw:polygon><draw:frame draw:style-name="gr36" draw:text-style-name="P27" svg:width="0.729cm" svg:height="0.292cm" svg:x="7.059cm" svg:y="1.171cm"><draw:text-box><text:p text:style-name="P26"><text:span text:style-name="T13">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38" draw:text-style-name="P27" svg:width="2.581cm" svg:height="0.292cm" svg:x="0.607cm" svg:y="0.649cm"><draw:text-box><text:p text:style-name="P26"><text:span text:style-name="T13">Intestazione del Blocco</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9" draw:text-style-name="P27" svg:width="1.355cm" svg:height="0.292cm" svg:x="1.274cm" svg:y="1.774cm"><draw:text-box><text:p text:style-name="P26"><text:span text:style-name="T13">Rad. Merkle</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40" draw:text-style-name="P27" svg:width="1.244cm" svg:height="0.292cm" svg:x="1.002cm" svg:y="1.171cm"><draw:text-box><text:p text:style-name="P26"><text:span text:style-name="T13">Hash Prec.</text:span></text:p></draw:text-box></draw:frame><draw:polygon draw:style-name="gr4" svg:width="3.608cm" svg:height="1.805cm" svg:x="8.833cm" svg:y="0.498cm" svg:viewBox="0 0 3609 1806" draw:points="1807,1806 0,1806 0,0 3609,0 3609,1806"><text:p/></draw:polygon><draw:frame draw:style-name="gr37" draw:text-style-name="P27" svg:width="0.729cm" svg:height="0.292cm" svg:x="2.819cm" svg:y="1.171cm"><draw:text-box><text:p text:style-name="P26"><text:span text:style-name="T13">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38" draw:text-style-name="P27" svg:width="2.707cm" svg:height="0.292cm" svg:x="9.024cm" svg:y="0.649cm"><draw:text-box><text:p text:style-name="P26"><text:span text:style-name="T13">Instestazione del Blocco</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9" draw:text-style-name="P27" svg:width="1.355cm" svg:height="0.292cm" svg:x="9.733cm" svg:y="1.774cm"><draw:text-box><text:p text:style-name="P26"><text:span text:style-name="T13">Rad. Merkle</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40" draw:text-style-name="P27" svg:width="1.244cm" svg:height="0.292cm" svg:x="9.462cm" svg:y="1.171cm"><draw:text-box><text:p text:style-name="P26"><text:span text:style-name="T13">Hash Prec.</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36" draw:text-style-name="P27" svg:width="0.729cm" svg:height="0.292cm" svg:x="11.278cm" svg:y="1.171cm"><draw:text-box><text:p text:style-name="P26"><text:span text:style-name="T13">Nonce</text:span></text:p></draw:text-box></draw:frame><draw:frame draw:style-name="gr41" draw:text-style-name="P27" svg:width="2.408cm" svg:height="0.292cm" svg:x="8.417cm" svg:y="3.528cm"><draw:text-box><text:p text:style-name="P26"><text:span text:style-name="T13">Ramo Merkle pe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2" draw:text-style-name="P27" svg:width="3.682cm" svg:height="0.292cm" svg:x="0cm" svg:y="0cm"><draw:text-box><text:p text:style-name="P26"><text:span text:style-name="T13">Catena Proof-of-Work Piu' Lunga</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3" draw:text-style-name="P27" svg:width="0.422cm" svg:height="0.292cm" svg:x="8.022cm" svg:y="5.2cm"><draw:text-box><text:p text:style-name="P26"><text:span text:style-name="T13">Tx3</text:span></text:p></draw:text-box></draw:frame></draw:g></text:p>
      <text:p text:style-name="P3"/>
      <text:p text:style-name="P8"><text:bookmark text:name="result_box8"/><text:span text:style-name="T10">Come tale, la verifica è affidabile fintanto che nodi onesti controllano la rete, ma è più vulnerabile se la rete è sopraffatta da un utente malintenzionato. Mentre i nodi di rete sono in grado di verificare le transazioni autonomamente, il metodo semplificato può essere ingannato da transazioni fabbricate da un utente malintenzionato fintanto che questi riesce a continuare a superare in potenza la rete. Una strategia per la protezione contro questo sarebbe accettare allarmi </text:span><text:soft-page-break/><text:span text:style-name="T10">da nodi di rete quando rilevano un blocco non valido, spingendo il software dell'utente a scaricare il blocco completo e le transazioni allertate per confermare l'inconsistenza. Le aziende che ricevono pagamenti frequenti probabilmente vorrebbero ancora far girare i propri nodi per una sicurezza più indipendente e una verifica piu' veloce.</text:span> </text:p>
      <text:h text:style-name="P24" text:outline-level="2">9. <text:s text:c="3"/>Aggregare e Suddividere Valore</text:h>
      <text:p text:style-name="P3"><text:bookmark text:name="result_box9"/><text:span text:style-name="T10">Anche se sarebbe possibile movimentare le monete individualmente, sarebbe ingombrante per effettuare una transazione separata per ogni centesimo in un trasferimento. Per far si' che il valore possa essere aggregato e suddiviso, le transazioni contengono molteplici inputs ed outputs. Normalmente ci sarà un singolo input a partire da una grande transazione precedente o più input che raggruppano quantità piu' piccole, e al massimo due outputs: uno per il pagamento, e uno per restituire l'eventuale resto al mittente.</text:span> </text:p>
      <text:p text:style-name="P3"/>
      <text:p text:style-name="P4"><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4" draw:text-style-name="P27" svg:width="1.334cm" svg:height="0.283cm" svg:x="0.977cm" svg:y="0.099cm"><draw:text-box><text:p text:style-name="P26"><text:span text:style-name="T12">Transazione</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5" draw:text-style-name="P27" svg:width="0.207cm" svg:height="0.283cm" svg:x="1.365cm" svg:y="1.238cm"><draw:text-box><text:p text:style-name="P26"><text:span text:style-name="T12">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6" draw:text-style-name="P27" svg:width="0.207cm" svg:height="0.283cm" svg:x="1.365cm" svg:y="1.824cm"><draw:text-box><text:p text:style-name="P26"><text:span text:style-name="T12">...</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5" draw:text-style-name="P27" svg:width="0.207cm" svg:height="0.283cm" svg:x="1.365cm" svg:y="0.649cm"><draw:text-box><text:p text:style-name="P26"><text:span text:style-name="T12">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7" draw:text-style-name="P27" svg:width="0.396cm" svg:height="0.283cm" svg:x="2.244cm" svg:y="0.649cm"><draw:text-box><text:p text:style-name="P26"><text:span text:style-name="T12">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6" draw:text-style-name="P27" svg:width="0.207cm" svg:height="0.283cm" svg:x="2.346cm" svg:y="1.238cm"><draw:text-box><text:p text:style-name="P26"><text:span text:style-name="T12">...</text:span></text:p></draw:text-box></draw:frame></draw:g></text:p>
      <text:p text:style-name="P3"/>
      <text:p text:style-name="P8">It should be noted that fan-out, where a transaction depends on several transactions, and those transactions depend on many more, is not a problem here. <text:s/>There is never the need to extract a complete standalone copy of a transaction's history.</text:p>
      <text:p text:style-name="P3"/>
      <text:h text:style-name="P25" text:outline-level="2"><text:span text:style-name="T6">10</text:span><text:span text:style-name="T6">. <text:s text:c="3"/></text:span><text:span text:style-name="T6">Privacy</text:span></text:h>
      <text:p text:style-name="P11"><text:bookmark text:name="result_box10"/>Il modello bancario tradizionale consegue un certo livello di privacy mediante la limitazione dell'accesso alle informazioni alle parti coinvolte e alla terza controparte fiduciaria. La necessità di annunciare pubblicamente tutte le transazioni pubblicamente preclude tale metodo, ma la privacy può essere ancora mantenuta rompendo il flusso di informazioni in un altro luogo: mantenendo anonime le chiavi pubbliche. Il pubblico può vedere che qualcuno sta inviando un certo importo a qualcun altro, ma senza informazioni che collegano la transazione a qualcuno. Questo è simile al livello delle informazioni rilasciate dai mercati azionari, dove il tempo e la dimensione dei singoli scambi, il "nastro", è reso pubblico, ma senza rivelare l'identita' delle controparti.</text:p>
      <text:p text:style-name="P3"/>
      <text:p text:style-name="P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8" draw:text-style-name="P27" svg:width="0.766cm" svg:height="0.251cm" svg:x="0.522cm" svg:y="0.72cm"><draw:text-box><text:p text:style-name="P26"><text:span text:style-name="T14">Identita'</text:span></text:p></draw:text-box></draw:frame><draw:polygon draw:style-name="gr4" svg:width="1.558cm" svg:height="0.859cm" svg:x="4.515cm" svg:y="0.396cm" svg:viewBox="0 0 1559 860" draw:points="780,860 0,860 0,0 1559,0 1559,860"><text:p/></draw:polygon><draw:frame draw:style-name="gr49" draw:text-style-name="P27" svg:width="1.13cm" svg:height="0.251cm" svg:x="2.42cm" svg:y="0.72cm"><draw:text-box><text:p text:style-name="P26"><text:span text:style-name="T14">Transazioni</text:span></text:p></draw:text-box></draw:frame><draw:frame draw:style-name="gr50" draw:text-style-name="P27" svg:width="1.105cm" svg:height="0.251cm" svg:x="4.932cm" svg:y="0.614cm"><draw:text-box><text:p text:style-name="P26"><text:span text:style-name="T14">Terza Parte</text:span></text:p></draw:text-box></draw:frame><draw:polygon draw:style-name="gr4" svg:width="1.559cm" svg:height="0.859cm" svg:x="6.769cm" svg:y="0.396cm" svg:viewBox="0 0 1560 860" draw:points="780,860 0,860 0,0 1560,0 1560,860"><text:p/></draw:polygon><draw:frame draw:style-name="gr51" draw:text-style-name="P27" svg:width="0.953cm" svg:height="0.251cm" svg:x="4.766cm" svg:y="0.85cm"><draw:text-box><text:p text:style-name="P26"><text:span text:style-name="T14">fidata</text:span></text:p></draw:text-box></draw:frame><draw:polygon draw:style-name="gr4" svg:width="1.562cm" svg:height="0.859cm" svg:x="9.02cm" svg:y="0.396cm" svg:viewBox="0 0 1563 860" draw:points="783,860 0,860 0,0 1563,0 1563,860"><text:p/></draw:polygon><draw:frame draw:style-name="gr52" draw:text-style-name="P27" svg:width="1.151cm" svg:height="0.251cm" svg:x="6.914cm" svg:y="0.72cm"><draw:text-box><text:p text:style-name="P26"><text:span text:style-name="T14">Controparte</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3" draw:text-style-name="P27" svg:width="0.83cm" svg:height="0.251cm" svg:x="9.514cm" svg:y="0.72cm"><draw:text-box><text:p text:style-name="P26"><text:span text:style-name="T14">Pubblico</text:span></text:p></draw:text-box></draw:frame><draw:polygon draw:style-name="gr4" svg:width="1.558cm" svg:height="0.518cm" svg:x="2.437cm" svg:y="2.466cm" svg:viewBox="0 0 1559 519" draw:points="780,519 0,519 0,0 1559,0 1559,519"><text:p/></draw:polygon><draw:frame draw:style-name="gr48" draw:text-style-name="P27" svg:width="0.766cm" svg:height="0.251cm" svg:x="0.522cm" svg:y="2.625cm"><draw:text-box><text:p text:style-name="P26"><text:span text:style-name="T14">Identita'</text:span></text:p></draw:text-box></draw:frame><draw:polygon draw:style-name="gr4" svg:width="1.562cm" svg:height="0.863cm" svg:x="4.688cm" svg:y="2.294cm" svg:viewBox="0 0 1563 864" draw:points="780,864 0,864 0,0 1563,0 1563,864"><text:p/></draw:polygon><draw:frame draw:style-name="gr49" draw:text-style-name="P27" svg:width="1.13cm" svg:height="0.251cm" svg:x="2.598cm" svg:y="2.625cm"><draw:text-box><text:p text:style-name="P26"><text:span text:style-name="T14">Transazioni</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3" draw:text-style-name="P27" svg:width="0.83cm" svg:height="0.251cm" svg:x="5.182cm" svg:y="2.625cm"><draw:text-box><text:p text:style-name="P26"><text:span text:style-name="T14">Pubblico</text:span></text:p></draw:text-box></draw:frame><draw:frame draw:style-name="gr54" draw:text-style-name="P27" svg:width="2.433cm" svg:height="0.251cm" svg:x="0cm" svg:y="1.887cm"><draw:text-box><text:p text:style-name="P26"><text:span text:style-name="T14">Nuovo Modello di Privacy</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5" draw:text-style-name="P27" svg:width="2.971cm" svg:height="0.251cm" svg:x="0.018cm" svg:y="0cm"><draw:text-box><text:p text:style-name="P26"><text:span text:style-name="T14">Modello Tradizionale di Privacy</text:span></text:p></draw:text-box></draw:frame></draw:g></text:p>
      <text:p text:style-name="P3"/>
      <text:p text:style-name="P8"><text:bookmark text:name="result_box11"/><text:span text:style-name="T10">Come ulteriore schermo protettivo, una nuova coppia di chiavi deve essere utilizzata per ogni singola transazione, in modo da impedire di ricollegarla ad un singolo proprietario. Qualche collegamento è ancora inevitabile nelle transazioni multi-input, che necessariamente rivelano che i loro input erano di proprietà dello stesso individuo. Il rischio è che, se e' rivelato il proprietario di una chiave, il collegamento potrebbe rivelare altre transazioni effettuate dallo stesso </text:span><text:soft-page-break/><text:span text:style-name="T10">proprietario.</text:span> </text:p>
      <text:h text:style-name="P24" text:outline-level="2">11. <text:s text:c="3"/>Calcoli</text:h>
      <text:p text:style-name="P11">Consideriamo ora lo scenario in cui un utente malintenzionato cerchi di generare una catena alternativa più veloce di quella onesta. Anche se cio' avviene, non rende il sistema vulnerabile a modifiche arbitrarie, come la creazione di valore dal nulla o la presa denaro che non apparteneva all' utente malintenzionato. I nodi non accetterebbero una transazione invalida come pagamento, e nodi onesti non accetterebbero mai un blocco che la contiene. Un utente malintenzionato può solo cercare di cambiare una delle sue transazioni in modo da recuperare soldi che ha recentemente speso.</text:p>
      <text:p text:style-name="P11">La gara tra la catena onesta e la catena di un utente malintenzionato può essere caratterizzata come un Percorso Casuale Binomiale. L'evento successo è che la catena onesta sia estesa di un blocco, aumentando il suo vantaggio di +1, e l'evento fallimento è la catena dell'utente malintenzionato sia estesa di un blocco, riducendo il divario di -1.</text:p>
      <text:p text:style-name="P11">La probabilità che un utente malintenzionato recuperi un determinato deficit è analoga al problema della Rovina di un Giocatore d'Azzardo. Supponiamo che un giocatore d'azzardo con credito illimitato parta da una situazione di deficit e giochi potenzialmente un numero infinito di puntate per cercare di raggiungere la parita'. Siamo in grado di calcolare la probabilità che possa mai raggiungere la parita', o che un utente malintenzionato possa mai raggiungere la catena onesta, come [8] segue:</text:p>
      <text:p text:style-name="P3"><text:s/></text:p>
      <text:p text:style-name="P7"><text:span text:style-name="T9">p</text:span> = probabilita' che un nodo onesto trovi il prossimo blocco </text:p>
      <text:p text:style-name="P7"><text:span text:style-name="T8">q</text:span> = probabilita' che un utente malintenzionato trovi il prossimo blocco </text:p>
      <text:p text:style-name="P7"><text:span text:style-name="T8">q</text:span><text:span text:style-name="T7">z</text:span> = probabilita' che un utente malintenzionato possa mai recuperare partendo da z blocchi indietro</text:p>
      <text:p text:style-name="P3"/>
      <text:p text:style-name="P7"><draw:g text:anchor-type="as-char" draw:z-index="6" draw:style-name="gr56"><draw:frame draw:style-name="gr57" draw:text-style-name="P27" svg:width="0.198cm" svg:height="0.449cm" svg:x="0cm" svg:y="0.43cm"><draw:text-box><text:p text:style-name="P26"><text:span text:style-name="T15">q</text:span></text:p></draw:text-box></draw:frame><draw:frame draw:style-name="gr58" draw:text-style-name="P27" svg:width="0.094cm" svg:height="0.272cm" svg:x="0.24cm" svg:y="0.651cm"><draw:text-box><text:p text:style-name="P26"><text:span text:style-name="T16">z</text:span></text:p></draw:text-box></draw:frame><draw:frame draw:style-name="gr57" draw:text-style-name="P27" svg:width="0.313cm" svg:height="0.481cm" svg:x="0.346cm" svg:y="0.467cm"><draw:text-box><text:p text:style-name="P26"><text:span text:style-name="T17">=</text:span></text:p></draw:text-box></draw:frame><draw:frame draw:style-name="gr59" draw:text-style-name="P27" svg:width="0.406cm" svg:height="1.301cm" svg:x="0.635cm" svg:y="0cm"><draw:text-box><text:p text:style-name="P26"><text:span text:style-name="T18">{</text:span></text:p></draw:text-box></draw:frame><draw:frame draw:style-name="gr57" draw:text-style-name="P27" svg:width="0.198cm" svg:height="0.449cm" svg:x="1.304cm" svg:y="0.307cm"><draw:text-box><text:p text:style-name="P26"><text:span text:style-name="T19">1</text:span></text:p></draw:text-box></draw:frame><draw:frame draw:style-name="gr60" draw:text-style-name="P27" svg:width="0.219cm" svg:height="0.449cm" svg:x="2.26cm" svg:y="0.27cm"><draw:text-box><text:p text:style-name="P26"><text:span text:style-name="T15">if</text:span></text:p></draw:text-box></draw:frame><draw:frame draw:style-name="gr57" draw:text-style-name="P27" svg:width="0.198cm" svg:height="0.449cm" svg:x="2.655cm" svg:y="0.27cm"><draw:text-box><text:p text:style-name="P26"><text:span text:style-name="T15">p</text:span></text:p></draw:text-box></draw:frame><draw:frame draw:style-name="gr57" draw:text-style-name="P27" svg:width="0.204cm" svg:height="0.481cm" svg:x="2.866cm" svg:y="0.226cm"><draw:text-box><text:p text:style-name="P26"><text:span text:style-name="T17">≤</text:span></text:p></draw:text-box></draw:frame><draw:frame draw:style-name="gr57" draw:text-style-name="P27" svg:width="0.198cm" svg:height="0.449cm" svg:x="3.209cm" svg:y="0.27cm"><draw:text-box><text:p text:style-name="P26"><text:span text:style-name="T15">q</text:span></text:p></draw:text-box></draw:frame><draw:frame draw:style-name="gr57" draw:text-style-name="P27" svg:width="0.126cm" svg:height="0.481cm" svg:x="0.88cm" svg:y="0.755cm"><draw:text-box><text:p text:style-name="P26"><text:span text:style-name="T17"></text:span></text:p></draw:text-box></draw:frame><draw:frame draw:style-name="gr57" draw:text-style-name="P27" svg:width="0.198cm" svg:height="0.449cm" svg:x="1.014cm" svg:y="0.787cm"><draw:text-box><text:p text:style-name="P26"><text:span text:style-name="T15">q</text:span></text:p></draw:text-box></draw:frame><draw:frame draw:style-name="gr57" draw:text-style-name="P27" svg:width="0.112cm" svg:height="0.481cm" svg:x="1.251cm" svg:y="0.755cm"><draw:text-box><text:p text:style-name="P26"><text:span text:style-name="T17">/</text:span></text:p></draw:text-box></draw:frame><draw:frame draw:style-name="gr57" draw:text-style-name="P27" svg:width="0.198cm" svg:height="0.449cm" svg:x="1.462cm" svg:y="0.787cm"><draw:text-box><text:p text:style-name="P26"><text:span text:style-name="T15">p</text:span></text:p></draw:text-box></draw:frame><draw:frame draw:style-name="gr57" draw:text-style-name="P27" svg:width="0.126cm" svg:height="0.481cm" svg:x="1.677cm" svg:y="0.755cm"><draw:text-box><text:p text:style-name="P26"><text:span text:style-name="T17"></text:span></text:p></draw:text-box></draw:frame><draw:frame draw:style-name="gr58" draw:text-style-name="P27" svg:width="0.094cm" svg:height="0.272cm" svg:x="1.808cm" svg:y="0.693cm"><draw:text-box><text:p text:style-name="P26"><text:span text:style-name="T16">z</text:span></text:p></draw:text-box></draw:frame><draw:frame draw:style-name="gr60" draw:text-style-name="P27" svg:width="0.219cm" svg:height="0.449cm" svg:x="2.26cm" svg:y="0.799cm"><draw:text-box><text:p text:style-name="P26"><text:span text:style-name="T15">if</text:span></text:p></draw:text-box></draw:frame><draw:frame draw:style-name="gr57" draw:text-style-name="P27" svg:width="0.198cm" svg:height="0.449cm" svg:x="2.655cm" svg:y="0.799cm"><draw:text-box><text:p text:style-name="P26"><text:span text:style-name="T15">p</text:span></text:p></draw:text-box></draw:frame><draw:frame draw:style-name="gr57" draw:text-style-name="P27" svg:width="0.313cm" svg:height="0.481cm" svg:x="2.866cm" svg:y="0.755cm"><draw:text-box><text:p text:style-name="P26"><text:span text:style-name="T17"></text:span></text:p></draw:text-box></draw:frame><draw:frame draw:style-name="gr57" draw:text-style-name="P27" svg:width="0.198cm" svg:height="0.449cm" svg:x="3.209cm" svg:y="0.799cm"><draw:text-box><text:p text:style-name="P26"><text:span text:style-name="T15">q</text:span></text:p></draw:text-box></draw:frame><draw:frame draw:style-name="gr59" draw:text-style-name="P27" svg:width="0.406cm" svg:height="1.301cm" svg:x="3.358cm" svg:y="0cm"><draw:text-box><text:p text:style-name="P26"><text:span text:style-name="T18">}</text:span></text:p></draw:text-box></draw:frame></draw:g></text:p>
      <text:p text:style-name="P3"/>
      <text:p text:style-name="P3"/>
      <text:p text:style-name="P3"/>
      <text:p text:style-name="P11"><text:bookmark text:name="result_box13"/>Data la nostra ipotesi che p&gt; q, la probabilità cala esponenzialmente man mano che aumenta il numero di blocchi che l'utente malintenzionato deve raggiungere. Con tutte le probabilità contro di lui, se non fa un affondo fortunato nella fase iniziale, le sue possibilità diventano irrisorie tanto più rimane indietro.</text:p>
      <text:p text:style-name="P11">Adesso consideriamo quanto tempo il destinatario di una nuova transazione deve attendere prima di essere sufficientemente certo che il mittente non può cambiare la transazione. Assumiamo che il mittente sia un utente malintenzionato che vuole fare credere per un po' al destinatario di averlo pagato, e quindi cambiare la transazione per ripagare se' stesso dopo che sia trascorso un certo lasso di tempo. Il beneficiario sarà avvisato quando ciò accade, ma il mittente spera che sarà a quel punto troppo tardi.</text:p>
      <text:p text:style-name="P11">Il beneficiario genera una nuova coppia di chiavi e dà la chiave pubblica al mittente poco prima di firmare. Questo impedisce al mittente di preparare una catena di blocchi in anticipo lavorando su di essa in continuazione fino a che non ha la fortuna di andare abbastanza avanti, quindi eseguire l'operazione in quel momento. Una volta che la transazione viene inviata, il mittente disonesto inizia a lavorare in segreto su una catena parallela contenente una versione alternativa della sua transazione.</text:p>
      <text:p text:style-name="P3"><text:span text:style-name="T10">Il destinatario attende che la transazione è stata aggiunta ad un blocco e che z blocchi siano stati collegati ad esso successivamente. Non conosce l'ammontare esatto del progresso che l'utente </text:span><text:soft-page-break/><text:span text:style-name="T10">malintenzionato ha compiuto, ma assumendo che ci siano voluto il tempo medio atteso per blocco onesto, il progresso possibile dell'utente malintenzionato sarà una distribuzione di Poisson con valore atteso:</text:span> </text:p>
      <text:p text:style-name="P3"/>
      <text:p text:style-name="P7"><draw:g text:anchor-type="as-char" draw:z-index="7" draw:style-name="gr56"><draw:frame draw:style-name="gr61" draw:text-style-name="P27" svg:width="0.521cm" svg:height="0.481cm" svg:x="0cm" svg:y="0.247cm"><draw:text-box><text:p text:style-name="P26"><text:span text:style-name="T17"></text:span><text:span text:style-name="T17">=</text:span></text:p></draw:text-box></draw:frame><draw:frame draw:style-name="gr57" draw:text-style-name="P27" svg:width="0.156cm" svg:height="0.449cm" svg:x="0.554cm" svg:y="0.28cm"><draw:text-box><text:p text:style-name="P26"><text:span text:style-name="T15">z</text:span></text:p></draw:text-box></draw:frame><draw:polygon draw:style-name="gr2" svg:width="0.302cm" svg:height="0.017cm" svg:x="0.794cm" svg:y="0.499cm" svg:viewBox="0 0 303 18" draw:points="0,18 303,18 303,0 0,0"><text:p/></draw:polygon><draw:frame draw:style-name="gr57" draw:text-style-name="P27" svg:width="0.198cm" svg:height="0.449cm" svg:x="0.847cm" svg:y="0cm"><draw:text-box><text:p text:style-name="P26"><text:span text:style-name="T15">q</text:span></text:p></draw:text-box></draw:frame><draw:frame draw:style-name="gr57" draw:text-style-name="P27" svg:width="0.198cm" svg:height="0.449cm" svg:x="0.875cm" svg:y="0.476cm"><draw:text-box><text:p text:style-name="P26"><text:span text:style-name="T15">p</text:span></text:p></draw:text-box></draw:frame></draw:g></text:p>
      <text:p text:style-name="P3"/>
      <text:p text:style-name="P3">Per ottenere la probabilita' che un utente malintenzionato possa ancora recuperare in quel punto, moltiplichiamo la Poisson per ciascun ammontare di progresso che egli possa avere compiuto per la probabilita' che possa recuperare da quel punto:</text:p>
      <text:p text:style-name="P3"/>
      <text:p text:style-name="P7"><draw:g text:anchor-type="as-char" draw:z-index="8" draw:style-name="gr56"><draw:frame draw:style-name="gr62" draw:text-style-name="P27" svg:width="0.304cm" svg:height="0.698cm" svg:x="0cm" svg:y="0.358cm"><draw:text-box><text:p text:style-name="P26"><text:span text:style-name="T20">∑</text:span></text:p></draw:text-box></draw:frame><draw:frame draw:style-name="gr58" draw:text-style-name="P27" svg:width="0.108cm" svg:height="0.272cm" svg:x="0cm" svg:y="0.984cm"><draw:text-box><text:p text:style-name="P26"><text:span text:style-name="T16">k</text:span></text:p></draw:text-box></draw:frame><draw:frame draw:style-name="gr58" draw:text-style-name="P27" svg:width="0.19cm" svg:height="0.29cm" svg:x="0.131cm" svg:y="0.967cm"><draw:text-box><text:p text:style-name="P26"><text:span text:style-name="T21">=</text:span></text:p></draw:text-box></draw:frame><draw:frame draw:style-name="gr58" draw:text-style-name="P27" svg:width="0.121cm" svg:height="0.272cm" svg:x="0.318cm" svg:y="0.984cm"><draw:text-box><text:p text:style-name="P26"><text:span text:style-name="T22">0</text:span></text:p></draw:text-box></draw:frame><draw:frame draw:style-name="gr58" draw:text-style-name="P27" svg:width="0.172cm" svg:height="0.29cm" svg:x="0.131cm" svg:y="0.247cm"><draw:text-box><text:p text:style-name="P26"><text:span text:style-name="T21">∞</text:span></text:p></draw:text-box></draw:frame><draw:frame draw:style-name="gr57" draw:text-style-name="P27" svg:width="0.212cm" svg:height="0.481cm" svg:x="0.554cm" svg:y="0.272cm"><draw:text-box><text:p text:style-name="P26"><text:span text:style-name="T17"></text:span></text:p></draw:text-box></draw:frame><draw:frame draw:style-name="gr58" draw:text-style-name="P27" svg:width="0.108cm" svg:height="0.272cm" svg:x="0.794cm" svg:y="0.235cm"><draw:text-box><text:p text:style-name="P26"><text:span text:style-name="T16">k</text:span></text:p></draw:text-box></draw:frame><draw:frame draw:style-name="gr57" draw:text-style-name="P27" svg:width="0.177cm" svg:height="0.449cm" svg:x="0.953cm" svg:y="0.307cm"><draw:text-box><text:p text:style-name="P26"><text:span text:style-name="T15">e</text:span></text:p></draw:text-box></draw:frame><draw:polygon draw:style-name="gr2" svg:width="0.923cm" svg:height="0.017cm" svg:x="0.555cm" svg:y="0.75cm" svg:viewBox="0 0 924 18" draw:points="0,18 924,18 924,0 0,0"><text:p/></draw:polygon><draw:frame draw:style-name="gr63" draw:text-style-name="P27" svg:width="0.249cm" svg:height="0.29cm" svg:x="1.139cm" svg:y="0.22cm"><draw:text-box><text:p text:style-name="P26"><text:span text:style-name="T21">−</text:span></text:p></draw:text-box></draw:frame><draw:frame draw:style-name="gr57" draw:text-style-name="P27" svg:width="0.177cm" svg:height="0.449cm" svg:x="0.847cm" svg:y="0.78cm"><draw:text-box><text:p text:style-name="P26"><text:span text:style-name="T15">k</text:span></text:p></draw:text-box></draw:frame><draw:frame draw:style-name="gr57" draw:text-style-name="P27" svg:width="0.119cm" svg:height="0.481cm" svg:x="1.058cm" svg:y="0.744cm"><draw:text-box><text:p text:style-name="P26"><text:span text:style-name="T17">!</text:span></text:p></draw:text-box></draw:frame><draw:frame draw:style-name="gr57" draw:text-style-name="P27" svg:width="0.101cm" svg:height="0.481cm" svg:x="1.453cm" svg:y="0.48cm"><draw:text-box><text:p text:style-name="P26"><text:span text:style-name="T17">⋅</text:span></text:p></draw:text-box></draw:frame><draw:frame draw:style-name="gr59" draw:text-style-name="P27" svg:width="0.406cm" svg:height="1.301cm" svg:x="1.616cm" svg:y="0cm"><draw:text-box><text:p text:style-name="P26"><text:span text:style-name="T18">{</text:span></text:p></draw:text-box></draw:frame><draw:frame draw:style-name="gr57" draw:text-style-name="P27" svg:width="0.126cm" svg:height="0.481cm" svg:x="1.834cm" svg:y="0.314cm"><draw:text-box><text:p text:style-name="P26"><text:span text:style-name="T17"></text:span></text:p></draw:text-box></draw:frame><draw:frame draw:style-name="gr57" draw:text-style-name="P27" svg:width="0.198cm" svg:height="0.449cm" svg:x="1.96cm" svg:y="0.346cm"><draw:text-box><text:p text:style-name="P26"><text:span text:style-name="T15">q</text:span></text:p></draw:text-box></draw:frame><draw:frame draw:style-name="gr57" draw:text-style-name="P27" svg:width="0.112cm" svg:height="0.481cm" svg:x="2.205cm" svg:y="0.314cm"><draw:text-box><text:p text:style-name="P26"><text:span text:style-name="T17">/</text:span></text:p></draw:text-box></draw:frame><draw:frame draw:style-name="gr57" draw:text-style-name="P27" svg:width="0.198cm" svg:height="0.449cm" svg:x="2.411cm" svg:y="0.346cm"><draw:text-box><text:p text:style-name="P26"><text:span text:style-name="T15">p</text:span></text:p></draw:text-box></draw:frame><draw:frame draw:style-name="gr57" draw:text-style-name="P27" svg:width="0.126cm" svg:height="0.481cm" svg:x="2.625cm" svg:y="0.314cm"><draw:text-box><text:p text:style-name="P26"><text:span text:style-name="T17"></text:span></text:p></draw:text-box></draw:frame><draw:frame draw:style-name="gr58" draw:text-style-name="P27" svg:width="0.077cm" svg:height="0.29cm" svg:x="2.731cm" svg:y="0.25cm"><draw:text-box><text:p text:style-name="P26"><text:span text:style-name="T21"></text:span></text:p></draw:text-box></draw:frame><draw:frame draw:style-name="gr58" draw:text-style-name="P27" svg:width="0.094cm" svg:height="0.272cm" svg:x="2.84cm" svg:y="0.265cm"><draw:text-box><text:p text:style-name="P26"><text:span text:style-name="T16">z</text:span></text:p></draw:text-box></draw:frame><draw:frame draw:style-name="gr58" draw:text-style-name="P27" svg:width="0.124cm" svg:height="0.29cm" svg:x="2.946cm" svg:y="0.25cm"><draw:text-box><text:p text:style-name="P26"><text:span text:style-name="T21">−</text:span></text:p></draw:text-box></draw:frame><draw:frame draw:style-name="gr58" draw:text-style-name="P27" svg:width="0.108cm" svg:height="0.272cm" svg:x="3.154cm" svg:y="0.265cm"><draw:text-box><text:p text:style-name="P26"><text:span text:style-name="T16">k</text:span></text:p></draw:text-box></draw:frame><draw:frame draw:style-name="gr58" draw:text-style-name="P27" svg:width="0.077cm" svg:height="0.29cm" svg:x="3.288cm" svg:y="0.25cm"><draw:text-box><text:p text:style-name="P26"><text:span text:style-name="T21"></text:span></text:p></draw:text-box></draw:frame><draw:frame draw:style-name="gr64" draw:text-style-name="P27" svg:width="0.489cm" svg:height="0.449cm" svg:x="3.711cm" svg:y="0.277cm"><draw:text-box><text:p text:style-name="P26"><text:span text:style-name="T15">if k</text:span></text:p></draw:text-box></draw:frame><draw:frame draw:style-name="gr57" draw:text-style-name="P27" svg:width="0.204cm" svg:height="0.481cm" svg:x="4.269cm" svg:y="0.242cm"><draw:text-box><text:p text:style-name="P26"><text:span text:style-name="T17">≤</text:span></text:p></draw:text-box></draw:frame><draw:frame draw:style-name="gr57" draw:text-style-name="P27" svg:width="0.156cm" svg:height="0.449cm" svg:x="4.636cm" svg:y="0.277cm"><draw:text-box><text:p text:style-name="P26"><text:span text:style-name="T15">z</text:span></text:p></draw:text-box></draw:frame><draw:frame draw:style-name="gr57" draw:text-style-name="P27" svg:width="0.198cm" svg:height="0.449cm" svg:x="2.494cm" svg:y="0.794cm"><draw:text-box><text:p text:style-name="P26"><text:span text:style-name="T19">1</text:span></text:p></draw:text-box></draw:frame><draw:frame draw:style-name="gr64" draw:text-style-name="P27" svg:width="0.489cm" svg:height="0.449cm" svg:x="3.711cm" svg:y="0.75cm"><draw:text-box><text:p text:style-name="P26"><text:span text:style-name="T15">if k</text:span></text:p></draw:text-box></draw:frame><draw:frame draw:style-name="gr57" draw:text-style-name="P27" svg:width="0.313cm" svg:height="0.481cm" svg:x="4.269cm" svg:y="0.714cm"><draw:text-box><text:p text:style-name="P26"><text:span text:style-name="T17"></text:span></text:p></draw:text-box></draw:frame><draw:frame draw:style-name="gr57" draw:text-style-name="P27" svg:width="0.156cm" svg:height="0.449cm" svg:x="4.636cm" svg:y="0.75cm"><draw:text-box><text:p text:style-name="P26"><text:span text:style-name="T15">z</text:span></text:p></draw:text-box></draw:frame><draw:frame draw:style-name="gr59" draw:text-style-name="P27" svg:width="0.406cm" svg:height="1.301cm" svg:x="4.763cm" svg:y="0cm"><draw:text-box><text:p text:style-name="P26"><text:span text:style-name="T18">}</text:span></text:p></draw:text-box></draw:frame></draw:g></text:p>
      <text:p text:style-name="P3"/>
      <text:p text:style-name="P3">Riordinando per evitare di summare l'infinita coda della distribuzione...</text:p>
      <text:p text:style-name="P3"/>
      <text:p text:style-name="P7"><draw:g text:anchor-type="as-char" draw:z-index="9" draw:style-name="gr56"><draw:frame draw:style-name="gr57" draw:text-style-name="P27" svg:width="0.198cm" svg:height="0.449cm" svg:x="0cm" svg:y="0.268cm"><draw:text-box><text:p text:style-name="P26"><text:span text:style-name="T19">1</text:span></text:p></draw:text-box></draw:frame><draw:frame draw:style-name="gr57" draw:text-style-name="P27" svg:width="0.204cm" svg:height="0.481cm" svg:x="0.183cm" svg:y="0.236cm"><draw:text-box><text:p text:style-name="P26"><text:span text:style-name="T17">−</text:span></text:p></draw:text-box></draw:frame><draw:frame draw:style-name="gr62" draw:text-style-name="P27" svg:width="0.304cm" svg:height="0.698cm" svg:x="0.501cm" svg:y="0.148cm"><draw:text-box><text:p text:style-name="P26"><text:span text:style-name="T20">∑</text:span></text:p></draw:text-box></draw:frame><draw:frame draw:style-name="gr58" draw:text-style-name="P27" svg:width="0.108cm" svg:height="0.272cm" svg:x="0.529cm" svg:y="0.79cm"><draw:text-box><text:p text:style-name="P26"><text:span text:style-name="T16">k</text:span></text:p></draw:text-box></draw:frame><draw:frame draw:style-name="gr58" draw:text-style-name="P27" svg:width="0.19cm" svg:height="0.29cm" svg:x="0.66cm" svg:y="0.773cm"><draw:text-box><text:p text:style-name="P26"><text:span text:style-name="T21">=</text:span></text:p></draw:text-box></draw:frame><draw:frame draw:style-name="gr58" draw:text-style-name="P27" svg:width="0.121cm" svg:height="0.272cm" svg:x="0.847cm" svg:y="0.79cm"><draw:text-box><text:p text:style-name="P26"><text:span text:style-name="T22">0</text:span></text:p></draw:text-box></draw:frame><draw:frame draw:style-name="gr58" draw:text-style-name="P27" svg:width="0.094cm" svg:height="0.272cm" svg:x="0.693cm" svg:y="0cm"><draw:text-box><text:p text:style-name="P26"><text:span text:style-name="T16">z</text:span></text:p></draw:text-box></draw:frame><draw:frame draw:style-name="gr57" draw:text-style-name="P27" svg:width="0.212cm" svg:height="0.481cm" svg:x="1.076cm" svg:y="0.044cm"><draw:text-box><text:p text:style-name="P26"><text:span text:style-name="T17"></text:span></text:p></draw:text-box></draw:frame><draw:frame draw:style-name="gr58" draw:text-style-name="P27" svg:width="0.108cm" svg:height="0.272cm" svg:x="1.288cm" svg:y="0.044cm"><draw:text-box><text:p text:style-name="P26"><text:span text:style-name="T16">k</text:span></text:p></draw:text-box></draw:frame><draw:frame draw:style-name="gr57" draw:text-style-name="P27" svg:width="0.177cm" svg:height="0.449cm" svg:x="1.475cm" svg:y="0.093cm"><draw:text-box><text:p text:style-name="P26"><text:span text:style-name="T15">e</text:span></text:p></draw:text-box></draw:frame><draw:polygon draw:style-name="gr2" svg:width="0.923cm" svg:height="0.017cm" svg:x="1.052cm" svg:y="0.546cm" svg:viewBox="0 0 924 18" draw:points="0,18 924,18 924,0 0,0"><text:p/></draw:polygon><draw:frame draw:style-name="gr65" draw:text-style-name="P27" svg:width="0.249cm" svg:height="0.29cm" svg:x="1.651cm" svg:y="0.025cm"><draw:text-box><text:p text:style-name="P26"><text:span text:style-name="T21">−</text:span></text:p></draw:text-box></draw:frame><draw:frame draw:style-name="gr57" draw:text-style-name="P27" svg:width="0.177cm" svg:height="0.449cm" svg:x="1.369cm" svg:y="0.594cm"><draw:text-box><text:p text:style-name="P26"><text:span text:style-name="T15">k</text:span></text:p></draw:text-box></draw:frame><draw:frame draw:style-name="gr57" draw:text-style-name="P27" svg:width="0.119cm" svg:height="0.481cm" svg:x="1.577cm" svg:y="0.547cm"><draw:text-box><text:p text:style-name="P26"><text:span text:style-name="T17">!</text:span></text:p></draw:text-box></draw:frame><draw:frame draw:style-name="gr66" draw:text-style-name="P27" svg:width="0.165cm" svg:height="0.638cm" svg:x="2.028cm" svg:y="0.134cm"><draw:text-box><text:p text:style-name="P26"><text:span text:style-name="T23"></text:span></text:p></draw:text-box></draw:frame><draw:frame draw:style-name="gr57" draw:text-style-name="P27" svg:width="0.198cm" svg:height="0.449cm" svg:x="2.155cm" svg:y="0.268cm"><draw:text-box><text:p text:style-name="P26"><text:span text:style-name="T19">1</text:span></text:p></draw:text-box></draw:frame><draw:frame draw:style-name="gr67" draw:text-style-name="P27" svg:width="0.324cm" svg:height="0.481cm" svg:x="2.353cm" svg:y="0.236cm"><draw:text-box><text:p text:style-name="P26"><text:span text:style-name="T17">−</text:span></text:p></draw:text-box></draw:frame><draw:frame draw:style-name="gr57" draw:text-style-name="P27" svg:width="0.198cm" svg:height="0.449cm" svg:x="2.815cm" svg:y="0.268cm"><draw:text-box><text:p text:style-name="P26"><text:span text:style-name="T15">q</text:span></text:p></draw:text-box></draw:frame><draw:frame draw:style-name="gr57" draw:text-style-name="P27" svg:width="0.112cm" svg:height="0.481cm" svg:x="3.037cm" svg:y="0.236cm"><draw:text-box><text:p text:style-name="P26"><text:span text:style-name="T17">/</text:span></text:p></draw:text-box></draw:frame><draw:frame draw:style-name="gr57" draw:text-style-name="P27" svg:width="0.198cm" svg:height="0.449cm" svg:x="3.263cm" svg:y="0.268cm"><draw:text-box><text:p text:style-name="P26"><text:span text:style-name="T15">p</text:span></text:p></draw:text-box></draw:frame><draw:frame draw:style-name="gr57" draw:text-style-name="P27" svg:width="0.126cm" svg:height="0.481cm" svg:x="3.461cm" svg:y="0.236cm"><draw:text-box><text:p text:style-name="P26"><text:span text:style-name="T17"></text:span></text:p></draw:text-box></draw:frame><draw:frame draw:style-name="gr58" draw:text-style-name="P27" svg:width="0.077cm" svg:height="0.29cm" svg:x="3.567cm" svg:y="0.189cm"><draw:text-box><text:p text:style-name="P26"><text:span text:style-name="T21"></text:span></text:p></draw:text-box></draw:frame><draw:frame draw:style-name="gr58" draw:text-style-name="P27" svg:width="0.094cm" svg:height="0.272cm" svg:x="3.672cm" svg:y="0.199cm"><draw:text-box><text:p text:style-name="P26"><text:span text:style-name="T16">z</text:span></text:p></draw:text-box></draw:frame><draw:frame draw:style-name="gr58" draw:text-style-name="P27" svg:width="0.124cm" svg:height="0.29cm" svg:x="3.778cm" svg:y="0.189cm"><draw:text-box><text:p text:style-name="P26"><text:span text:style-name="T21">−</text:span></text:p></draw:text-box></draw:frame><draw:frame draw:style-name="gr58" draw:text-style-name="P27" svg:width="0.108cm" svg:height="0.272cm" svg:x="3.99cm" svg:y="0.199cm"><draw:text-box><text:p text:style-name="P26"><text:span text:style-name="T16">k</text:span></text:p></draw:text-box></draw:frame><draw:frame draw:style-name="gr58" draw:text-style-name="P27" svg:width="0.077cm" svg:height="0.29cm" svg:x="4.12cm" svg:y="0.189cm"><draw:text-box><text:p text:style-name="P26"><text:span text:style-name="T21"></text:span></text:p></draw:text-box></draw:frame><draw:frame draw:style-name="gr66" draw:text-style-name="P27" svg:width="0.165cm" svg:height="0.638cm" svg:x="4.202cm" svg:y="0.134cm"><draw:text-box><text:p text:style-name="P26"><text:span text:style-name="T23"></text:span></text:p></draw:text-box></draw:frame></draw:g></text:p>
      <text:p text:style-name="P3"/>
      <text:p text:style-name="P3">Scritto in linguaggio C ...</text:p>
      <text:p text:style-name="P3"/>
      <text:p text:style-name="P7"><draw:g text:anchor-type="as-char" draw:z-index="10" draw:style-name="gr1"><draw:frame draw:style-name="gr68" draw:text-style-name="P27" svg:width="2.883cm" svg:height="0.322cm" svg:x="0cm" svg:y="0cm"><draw:text-box><text:p text:style-name="P26"><text:span text:style-name="T24">#include &lt;math.h&gt;</text:span></text:p></draw:text-box></draw:frame><draw:frame draw:style-name="gr69" draw:text-style-name="P27" svg:width="9.826cm" svg:height="0.322cm" svg:x="0cm" svg:y="0.321cm"><draw:text-box><text:p text:style-name="P26"><text:span text:style-name="T24">double ProbabilitaSuccessoMalintenzionato(double q, int z)</text:span></text:p></draw:text-box></draw:frame><draw:frame draw:style-name="gr70" draw:text-style-name="P27" svg:width="0.174cm" svg:height="0.322cm" svg:x="0cm" svg:y="0.639cm"><draw:text-box><text:p text:style-name="P26"><text:span text:style-name="T24">{</text:span></text:p></draw:text-box></draw:frame><draw:frame draw:style-name="gr71" draw:text-style-name="P27" svg:width="3.899cm" svg:height="0.322cm" svg:x="0cm" svg:y="0.96cm"><draw:text-box><text:p text:style-name="P26"><text:span text:style-name="T24"><text:s text:c="4"/></text:span><text:span text:style-name="T24">double p = 1.0 - q;</text:span></text:p></draw:text-box></draw:frame><draw:frame draw:style-name="gr72" draw:text-style-name="P27" svg:width="5.423cm" svg:height="0.322cm" svg:x="0cm" svg:y="1.277cm"><draw:text-box><text:p text:style-name="P26"><text:span text:style-name="T24"><text:s text:c="4"/></text:span><text:span text:style-name="T24">double lambda = z * (q / p);</text:span></text:p></draw:text-box></draw:frame><draw:frame draw:style-name="gr73" draw:text-style-name="P27" svg:width="3.899cm" svg:height="0.322cm" svg:x="0cm" svg:y="1.598cm"><draw:text-box><text:p text:style-name="P26"><text:span text:style-name="T24"><text:s text:c="4"/></text:span><text:span text:style-name="T24">double somma = 1.0;</text:span></text:p></draw:text-box></draw:frame><draw:frame draw:style-name="gr74" draw:text-style-name="P27" svg:width="2.206cm" svg:height="0.322cm" svg:x="0cm" svg:y="1.916cm"><draw:text-box><text:p text:style-name="P26"><text:span text:style-name="T24"><text:s text:c="4"/></text:span><text:span text:style-name="T24">int i, k;</text:span></text:p></draw:text-box></draw:frame><draw:frame draw:style-name="gr75" draw:text-style-name="P27" svg:width="4.746cm" svg:height="0.322cm" svg:x="0cm" svg:y="2.237cm"><draw:text-box><text:p text:style-name="P26"><text:span text:style-name="T24"><text:s text:c="4"/></text:span><text:span text:style-name="T24">for (k = 0; k &lt;= z; k++)</text:span></text:p></draw:text-box></draw:frame><draw:frame draw:style-name="gr76" draw:text-style-name="P27" svg:width="0.851cm" svg:height="0.322cm" svg:x="0cm" svg:y="2.554cm"><draw:text-box><text:p text:style-name="P26"><text:span text:style-name="T24"><text:s text:c="4"/></text:span><text:span text:style-name="T24">{</text:span></text:p></draw:text-box></draw:frame><draw:frame draw:style-name="gr77" draw:text-style-name="P27" svg:width="6.439cm" svg:height="0.322cm" svg:x="0cm" svg:y="2.875cm"><draw:text-box><text:p text:style-name="P26"><text:span text:style-name="T24"><text:s text:c="8"/></text:span><text:span text:style-name="T24">double poisson = exp(-lambda);</text:span></text:p></draw:text-box></draw:frame><draw:frame draw:style-name="gr72" draw:text-style-name="P27" svg:width="5.423cm" svg:height="0.322cm" svg:x="0cm" svg:y="3.193cm"><draw:text-box><text:p text:style-name="P26"><text:span text:style-name="T24"><text:s text:c="8"/></text:span><text:span text:style-name="T24">for (i = 1; i &lt;= k; i++)</text:span></text:p></draw:text-box></draw:frame><draw:frame draw:style-name="gr78" draw:text-style-name="P27" svg:width="5.762cm" svg:height="0.322cm" svg:x="0cm" svg:y="3.514cm"><draw:text-box><text:p text:style-name="P26"><text:span text:style-name="T24"><text:s text:c="12"/></text:span><text:span text:style-name="T24">poisson *= lambda / i;</text:span></text:p></draw:text-box></draw:frame><draw:frame draw:style-name="gr79" draw:text-style-name="P27" svg:width="8.64cm" svg:height="0.322cm" svg:x="0cm" svg:y="3.831cm"><draw:text-box><text:p text:style-name="P26"><text:span text:style-name="T24"><text:s text:c="8"/></text:span><text:span text:style-name="T24">somma -= poisson * (1 - pow(q / p, z - k));</text:span></text:p></draw:text-box></draw:frame><draw:frame draw:style-name="gr76" draw:text-style-name="P27" svg:width="0.851cm" svg:height="0.322cm" svg:x="0cm" svg:y="4.152cm"><draw:text-box><text:p text:style-name="P26"><text:span text:style-name="T24"><text:s text:c="4"/></text:span><text:span text:style-name="T24">}</text:span></text:p></draw:text-box></draw:frame><draw:frame draw:style-name="gr80" draw:text-style-name="P27" svg:width="2.883cm" svg:height="0.322cm" svg:x="0cm" svg:y="4.47cm"><draw:text-box><text:p text:style-name="P26"><text:span text:style-name="T24"><text:s text:c="4"/></text:span><text:span text:style-name="T24">return somma;</text:span></text:p></draw:text-box></draw:frame><draw:frame draw:style-name="gr70" draw:text-style-name="P27" svg:width="0.174cm" svg:height="0.322cm" svg:x="0cm" svg:y="4.791cm"><draw:text-box><text:p text:style-name="P26"><text:span text:style-name="T24">}</text:span></text:p></draw:text-box></draw:frame></draw:g></text:p>
      <text:p text:style-name="P3"/>
      <text:p text:style-name="P3"/>
      <text:p text:style-name="P3"/>
      <text:p text:style-name="P3">Dai risultati, vediamo come la probabilita' tenda esponenzialmente a zero all'aumentare di z.</text:p>
      <text:p text:style-name="P3"/>
      <text:p text:style-name="P7"><text:soft-page-break/><draw:g text:anchor-type="as-char" draw:z-index="11" draw:style-name="gr1"><draw:frame draw:style-name="gr76" draw:text-style-name="P27" svg:width="0.851cm" svg:height="0.322cm" svg:x="0cm" svg:y="0cm"><draw:text-box><text:p text:style-name="P26"><text:span text:style-name="T24">q=0.1</text:span></text:p></draw:text-box></draw:frame><draw:frame draw:style-name="gr81" draw:text-style-name="P27" svg:width="3.052cm" svg:height="0.322cm" svg:x="0cm" svg:y="0.318cm"><draw:text-box><text:p text:style-name="P26"><text:span text:style-name="T24">z=0 <text:s text:c="3"/>P=1.0000000</text:span></text:p></draw:text-box></draw:frame><draw:frame draw:style-name="gr81" draw:text-style-name="P27" svg:width="3.052cm" svg:height="0.322cm" svg:x="0cm" svg:y="0.639cm"><draw:text-box><text:p text:style-name="P26"><text:span text:style-name="T24">z=1 <text:s text:c="3"/>P=0.2045873</text:span></text:p></draw:text-box></draw:frame><draw:frame draw:style-name="gr81" draw:text-style-name="P27" svg:width="3.052cm" svg:height="0.322cm" svg:x="0cm" svg:y="0.956cm"><draw:text-box><text:p text:style-name="P26"><text:span text:style-name="T24">z=2 <text:s text:c="3"/>P=0.0509779</text:span></text:p></draw:text-box></draw:frame><draw:frame draw:style-name="gr81" draw:text-style-name="P27" svg:width="3.052cm" svg:height="0.322cm" svg:x="0cm" svg:y="1.277cm"><draw:text-box><text:p text:style-name="P26"><text:span text:style-name="T24">z=3 <text:s text:c="3"/>P=0.0131722</text:span></text:p></draw:text-box></draw:frame><draw:frame draw:style-name="gr81" draw:text-style-name="P27" svg:width="3.052cm" svg:height="0.322cm" svg:x="0cm" svg:y="1.595cm"><draw:text-box><text:p text:style-name="P26"><text:span text:style-name="T24">z=4 <text:s text:c="3"/>P=0.0034552</text:span></text:p></draw:text-box></draw:frame><draw:frame draw:style-name="gr81" draw:text-style-name="P27" svg:width="3.052cm" svg:height="0.322cm" svg:x="0cm" svg:y="1.916cm"><draw:text-box><text:p text:style-name="P26"><text:span text:style-name="T24">z=5 <text:s text:c="3"/>P=0.0009137</text:span></text:p></draw:text-box></draw:frame><draw:frame draw:style-name="gr81" draw:text-style-name="P27" svg:width="3.052cm" svg:height="0.322cm" svg:x="0cm" svg:y="2.233cm"><draw:text-box><text:p text:style-name="P26"><text:span text:style-name="T24">z=6 <text:s text:c="3"/>P=0.0002428</text:span></text:p></draw:text-box></draw:frame><draw:frame draw:style-name="gr81" draw:text-style-name="P27" svg:width="3.052cm" svg:height="0.322cm" svg:x="0cm" svg:y="2.554cm"><draw:text-box><text:p text:style-name="P26"><text:span text:style-name="T24">z=7 <text:s text:c="3"/>P=0.0000647</text:span></text:p></draw:text-box></draw:frame><draw:frame draw:style-name="gr81" draw:text-style-name="P27" svg:width="3.052cm" svg:height="0.322cm" svg:x="0cm" svg:y="2.872cm"><draw:text-box><text:p text:style-name="P26"><text:span text:style-name="T24">z=8 <text:s text:c="3"/>P=0.0000173</text:span></text:p></draw:text-box></draw:frame><draw:frame draw:style-name="gr81" draw:text-style-name="P27" svg:width="3.052cm" svg:height="0.322cm" svg:x="0cm" svg:y="3.193cm"><draw:text-box><text:p text:style-name="P26"><text:span text:style-name="T24">z=9 <text:s text:c="3"/>P=0.0000046</text:span></text:p></draw:text-box></draw:frame><draw:frame draw:style-name="gr81" draw:text-style-name="P27" svg:width="3.052cm" svg:height="0.322cm" svg:x="0cm" svg:y="3.51cm"><draw:text-box><text:p text:style-name="P26"><text:span text:style-name="T24">z=10 <text:s text:c="2"/>P=0.0000012</text:span></text:p></draw:text-box></draw:frame><draw:frame draw:style-name="gr76" draw:text-style-name="P27" svg:width="0.851cm" svg:height="0.322cm" svg:x="0cm" svg:y="4.187cm"><draw:text-box><text:p text:style-name="P26"><text:span text:style-name="T24">q=0.3</text:span></text:p></draw:text-box></draw:frame><draw:frame draw:style-name="gr81" draw:text-style-name="P27" svg:width="3.052cm" svg:height="0.322cm" svg:x="0cm" svg:y="4.505cm"><draw:text-box><text:p text:style-name="P26"><text:span text:style-name="T24">z=0 <text:s text:c="3"/>P=1.0000000</text:span></text:p></draw:text-box></draw:frame><draw:frame draw:style-name="gr81" draw:text-style-name="P27" svg:width="3.052cm" svg:height="0.322cm" svg:x="0cm" svg:y="4.826cm"><draw:text-box><text:p text:style-name="P26"><text:span text:style-name="T24">z=5 <text:s text:c="3"/>P=0.1773523</text:span></text:p></draw:text-box></draw:frame><draw:frame draw:style-name="gr81" draw:text-style-name="P27" svg:width="3.052cm" svg:height="0.322cm" svg:x="0cm" svg:y="5.144cm"><draw:text-box><text:p text:style-name="P26"><text:span text:style-name="T24">z=10 <text:s text:c="2"/>P=0.0416605</text:span></text:p></draw:text-box></draw:frame><draw:frame draw:style-name="gr81" draw:text-style-name="P27" svg:width="3.052cm" svg:height="0.322cm" svg:x="0cm" svg:y="5.465cm"><draw:text-box><text:p text:style-name="P26"><text:span text:style-name="T24">z=15 <text:s text:c="2"/>P=0.0101008</text:span></text:p></draw:text-box></draw:frame><draw:frame draw:style-name="gr81" draw:text-style-name="P27" svg:width="3.052cm" svg:height="0.322cm" svg:x="0cm" svg:y="5.782cm"><draw:text-box><text:p text:style-name="P26"><text:span text:style-name="T24">z=20 <text:s text:c="2"/>P=0.0024804</text:span></text:p></draw:text-box></draw:frame><draw:frame draw:style-name="gr81" draw:text-style-name="P27" svg:width="3.052cm" svg:height="0.322cm" svg:x="0cm" svg:y="6.103cm"><draw:text-box><text:p text:style-name="P26"><text:span text:style-name="T24">z=25 <text:s text:c="2"/>P=0.0006132</text:span></text:p></draw:text-box></draw:frame><draw:frame draw:style-name="gr81" draw:text-style-name="P27" svg:width="3.052cm" svg:height="0.322cm" svg:x="0cm" svg:y="6.421cm"><draw:text-box><text:p text:style-name="P26"><text:span text:style-name="T24">z=30 <text:s text:c="2"/>P=0.0001522</text:span></text:p></draw:text-box></draw:frame><draw:frame draw:style-name="gr81" draw:text-style-name="P27" svg:width="3.052cm" svg:height="0.322cm" svg:x="0cm" svg:y="6.742cm"><draw:text-box><text:p text:style-name="P26"><text:span text:style-name="T24">z=35 <text:s text:c="2"/>P=0.0000379</text:span></text:p></draw:text-box></draw:frame><draw:frame draw:style-name="gr81" draw:text-style-name="P27" svg:width="3.052cm" svg:height="0.322cm" svg:x="0cm" svg:y="7.059cm"><draw:text-box><text:p text:style-name="P26"><text:span text:style-name="T24">z=40 <text:s text:c="2"/>P=0.0000095</text:span></text:p></draw:text-box></draw:frame><draw:frame draw:style-name="gr81" draw:text-style-name="P27" svg:width="3.052cm" svg:height="0.322cm" svg:x="0cm" svg:y="7.38cm"><draw:text-box><text:p text:style-name="P26"><text:span text:style-name="T24">z=45 <text:s text:c="2"/>P=0.0000024</text:span></text:p></draw:text-box></draw:frame><draw:frame draw:style-name="gr81" draw:text-style-name="P27" svg:width="3.052cm" svg:height="0.322cm" svg:x="0cm" svg:y="7.698cm"><draw:text-box><text:p text:style-name="P26"><text:span text:style-name="T24">z=50 <text:s text:c="2"/>P=0.0000006</text:span></text:p></draw:text-box></draw:frame></draw:g></text:p>
      <text:p text:style-name="P3"/>
      <text:p text:style-name="P3">Risolvendo per P minore di 0.1%...</text:p>
      <text:p text:style-name="P3"/>
      <text:p text:style-name="P7"><draw:g text:anchor-type="as-char" draw:z-index="12" draw:style-name="gr1"><draw:frame draw:style-name="gr82" draw:text-style-name="P27" svg:width="1.528cm" svg:height="0.322cm" svg:x="0cm" svg:y="0cm"><draw:text-box><text:p text:style-name="P26"><text:span text:style-name="T24">P &lt; 0.001</text:span></text:p></draw:text-box></draw:frame><draw:frame draw:style-name="gr83" draw:text-style-name="P27" svg:width="2.036cm" svg:height="0.322cm" svg:x="0cm" svg:y="0.321cm"><draw:text-box><text:p text:style-name="P26"><text:span text:style-name="T24">q=0.10 <text:s text:c="2"/>z=5</text:span></text:p></draw:text-box></draw:frame><draw:frame draw:style-name="gr83" draw:text-style-name="P27" svg:width="2.036cm" svg:height="0.322cm" svg:x="0cm" svg:y="0.639cm"><draw:text-box><text:p text:style-name="P26"><text:span text:style-name="T24">q=0.15 <text:s text:c="2"/>z=8</text:span></text:p></draw:text-box></draw:frame><draw:frame draw:style-name="gr74" draw:text-style-name="P27" svg:width="2.206cm" svg:height="0.322cm" svg:x="0cm" svg:y="0.96cm"><draw:text-box><text:p text:style-name="P26"><text:span text:style-name="T24">q=0.20 <text:s text:c="2"/>z=11</text:span></text:p></draw:text-box></draw:frame><draw:frame draw:style-name="gr74" draw:text-style-name="P27" svg:width="2.206cm" svg:height="0.322cm" svg:x="0cm" svg:y="1.277cm"><draw:text-box><text:p text:style-name="P26"><text:span text:style-name="T24">q=0.25 <text:s text:c="2"/>z=15</text:span></text:p></draw:text-box></draw:frame><draw:frame draw:style-name="gr74" draw:text-style-name="P27" svg:width="2.206cm" svg:height="0.322cm" svg:x="0cm" svg:y="1.598cm"><draw:text-box><text:p text:style-name="P26"><text:span text:style-name="T24">q=0.30 <text:s text:c="2"/>z=24</text:span></text:p></draw:text-box></draw:frame><draw:frame draw:style-name="gr74" draw:text-style-name="P27" svg:width="2.206cm" svg:height="0.322cm" svg:x="0cm" svg:y="1.916cm"><draw:text-box><text:p text:style-name="P26"><text:span text:style-name="T24">q=0.35 <text:s text:c="2"/>z=41</text:span></text:p></draw:text-box></draw:frame><draw:frame draw:style-name="gr74" draw:text-style-name="P27" svg:width="2.206cm" svg:height="0.322cm" svg:x="0cm" svg:y="2.237cm"><draw:text-box><text:p text:style-name="P26"><text:span text:style-name="T24">q=0.40 <text:s text:c="2"/>z=89</text:span></text:p></draw:text-box></draw:frame><draw:frame draw:style-name="gr84" draw:text-style-name="P27" svg:width="2.375cm" svg:height="0.322cm" svg:x="0cm" svg:y="2.554cm"><draw:text-box><text:p text:style-name="P26"><text:span text:style-name="T24">q=0.45 <text:s text:c="2"/>z=340</text:span></text:p></draw:text-box></draw:frame></draw:g></text:p>
      <text:h text:style-name="P24" text:outline-level="2">12. <text:s text:c="3"/>Conclusione</text:h>
      <text:p text:style-name="P3"><text:bookmark text:name="result_box12"/><text:span text:style-name="T10">Abbiamo proposto un sistema per le transazioni elettroniche che non e' basato sulla fiducia. Abbiamo iniziato con l'abituale framework delle valute basate su firme digitali, che prevede un forte controllo della proprietà, ma è incompleto non avendo modo di prevenire la doppia spesa. Per risolvere questo problema, abbiamo proposto una rete peer-to-peer che utilizza la proof-of-work per registrare una storia pubblica delle transazioni la cui modifica diventa rapidamente computazionalmente impraticabile per un utente malintenzionato se i nodi onesti controllano la maggioranza della potenza della CPU. La rete è robusto nella sua semplicità non strutturata. I nodi lavorano tutti insieme con poca coordinazione. Non hanno bisogno di essere identificati, dal momento che i messaggi non vengono instradati in qualsiasi particolare direzione ma vengono solo consegnati su base best effort. I nodi possono lasciare e ricongiungersi con la rete come vogliono, accettando la catena proof-of-work come prova di quello che è successo mentre erano via. Essi votano con la loro potenza di CPU, esprimendo la loro accettazione di blocchi validi mediante il lavoro sulla loro estensione e respingendo i blocchi non validi tramite il rifiuto di lavorare sugli stessi. Tutte le regole e gli incentivi necessari possono essere applicati mediante questo meccanismo di consenso.</text:span> </text:p>
      <text:p text:style-name="P3"/>
      <text:p text:style-name="P3"/>
      <text:p text:style-name="P3"/>
      <text:p text:style-name="P3"/>
      <text:p text:style-name="P3"><text:soft-page-break/></text:p>
      <text:p text:style-name="P3"/>
      <text:h text:style-name="P24" text:outline-level="2">Riferimenti</text:h>
      <text:list xml:id="list4123816484447830488" text:style-name="Numbering_20_2">
        <text:list-item>
          <text:p text:style-name="P20">W. Dai, "b-money," http://www.weidai.com/bmoney.txt, 1998. </text:p>
        </text:list-item>
        <text:list-item>
          <text:p text:style-name="P21"><text:span text:style-name="T1">H. Massias, X.S. Avila, e J.-J. Quisquater, "Design of a secure timestamping service with minimal trust requirements," In </text:span><text:span text:style-name="T2">20th Symposium on Information Theory in the Benelux</text:span><text:span text:style-name="T1">, Maggio 1999. </text:span></text:p>
        </text:list-item>
        <text:list-item>
          <text:p text:style-name="P21"><text:span text:style-name="T1">S. Haber, W.S. Stornetta, "How to time-stamp a digital document," In </text:span><text:span text:style-name="T2">Journal of Cryptology</text:span><text:span text:style-name="T1">, vol 3, no 2, pagine 99-111, 1991. </text:span></text:p>
        </text:list-item>
        <text:list-item>
          <text:p text:style-name="P21"><text:span text:style-name="T1">D. Bayer, S. Haber, W.S. Stornetta, "Improving the efficiency and reliability of digital time-stamping," </text:span><text:span text:style-name="T2">In Sequences II: Methods in Communication, Security and Computer Science</text:span><text:span text:style-name="T1">, pagine 329-334, 1993. </text:span></text:p>
        </text:list-item>
        <text:list-item>
          <text:p text:style-name="P21"><text:span text:style-name="T1">S. Haber, W.S. Stornetta, "Secure names for bit-strings," In </text:span><text:span text:style-name="T2">Proceedings of the 4th ACM Conference on Computer and Communications Security</text:span><text:span text:style-name="T1">, pagine 28-35, Aprile 1997. </text:span></text:p>
        </text:list-item>
        <text:list-item>
          <text:p text:style-name="P20">A. Back, "Hashcash - a denial of service counter-measure," <text:line-break/>http://www.hashcash.org/papers/hashcash.pdf, 2002. </text:p>
        </text:list-item>
        <text:list-item>
          <text:p text:style-name="P21"><text:span text:style-name="T1"><text:s/>R.C. Merkle, "Protocols for public key cryptosystems," In Proc. </text:span><text:span text:style-name="T2">1980 Symposium on Security and Privacy</text:span><text:span text:style-name="T1">, IEEE Computer Society, pagine 122-133, Aprile 1980. </text:span></text:p>
        </text:list-item>
        <text:list-item>
          <text:p text:style-name="P20">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5-03T03:03:37.79</dc:date>
    <dc:creator>Massimiliano T</dc:creator>
    <meta:editing-duration>PT15H15M58S</meta:editing-duration>
    <meta:editing-cycles>42</meta:editing-cycles>
    <meta:generator>OpenOffice/4.0.0$Win32 OpenOffice.org_project/400m3$Build-9702</meta:generator>
    <meta:document-statistic meta:table-count="0" meta:image-count="0" meta:object-count="0" meta:page-count="10" meta:paragraph-count="90" meta:word-count="3432" meta:character-count="22702"/>
  </office:meta>
</office:document-meta>
</file>